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5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5.701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7.47cm"/>
    </style:style>
    <style:style style:name="co9" style:family="table-column">
      <style:table-column-properties fo:break-before="auto" style:column-width="23.449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3.681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fo:padding="0.071cm"/>
    </style:style>
    <style:style style:name="ce2" style:family="table-cell" style:parent-style-name="Default" style:data-style-name="N0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body>
    <office:spreadsheet>
      <table:table table:name="Passageiro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table:style-name="ce1" office:value-type="string">
            <text:p>Cod-orig</text:p>
          </table:table-cell>
          <table:table-cell table:style-name="ce1" office:value-type="string">
            <text:p>Mun-origem</text:p>
          </table:table-cell>
          <table:table-cell table:style-name="ce1" office:value-type="string">
            <text:p>Cod-dest</text:p>
          </table:table-cell>
          <table:table-cell table:style-name="ce1" office:value-type="string">
            <text:p>Mund-dest</text:p>
          </table:table-cell>
          <table:table-cell table:style-name="ce1" office:value-type="string">
            <text:p>Orde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100122">
            <text:p>1100122</text:p>
          </table:table-cell>
          <table:table-cell table:style-name="ce1" office:value-type="string">
            <text:p>JI-PARANÁ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3543402">
            <text:p>3543402</text:p>
          </table:table-cell>
          <table:table-cell table:style-name="ce1" office:value-type="string">
            <text:p>RIBEIRÃO PRETO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3548906">
            <text:p>3548906</text:p>
          </table:table-cell>
          <table:table-cell table:style-name="ce1" office:value-type="string">
            <text:p>SÃO CARLOS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3549805">
            <text:p>3549805</text:p>
          </table:table-cell>
          <table:table-cell table:style-name="ce1" office:value-type="string">
            <text:p>SÃO JOSÉ DO RIO PRETO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3549904">
            <text:p>3549904</text:p>
          </table:table-cell>
          <table:table-cell table:style-name="ce1" office:value-type="string">
            <text:p>SÃO JOSÉ DOS CAMPOS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4104808">
            <text:p>4104808</text:p>
          </table:table-cell>
          <table:table-cell table:style-name="ce1" office:value-type="string">
            <text:p>CASCAVEL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4108304">
            <text:p>4108304</text:p>
          </table:table-cell>
          <table:table-cell table:style-name="ce1" office:value-type="string">
            <text:p>FOZ DO IGUAÇU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4109401">
            <text:p>4109401</text:p>
          </table:table-cell>
          <table:table-cell table:style-name="ce1" office:value-type="string">
            <text:p>GUARAPUAVA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4113700">
            <text:p>4113700</text:p>
          </table:table-cell>
          <table:table-cell table:style-name="ce1" office:value-type="string">
            <text:p>LONDRINA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4115200">
            <text:p>4115200</text:p>
          </table:table-cell>
          <table:table-cell table:style-name="ce1" office:value-type="string">
            <text:p>MARINGÁ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4203006">
            <text:p>4203006</text:p>
          </table:table-cell>
          <table:table-cell table:style-name="ce1" office:value-type="string">
            <text:p>CAÇADOR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4204202">
            <text:p>4204202</text:p>
          </table:table-cell>
          <table:table-cell table:style-name="ce1" office:value-type="string">
            <text:p>CHAPECÓ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4204608">
            <text:p>4204608</text:p>
          </table:table-cell>
          <table:table-cell table:style-name="ce1" office:value-type="string">
            <text:p>CRICIÚM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4209003">
            <text:p>4209003</text:p>
          </table:table-cell>
          <table:table-cell table:style-name="ce1" office:value-type="string">
            <text:p>JOAÇABA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4209102">
            <text:p>4209102</text:p>
          </table:table-cell>
          <table:table-cell table:style-name="ce1" office:value-type="string">
            <text:p>JOINVILLE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4211306">
            <text:p>4211306</text:p>
          </table:table-cell>
          <table:table-cell table:style-name="ce1" office:value-type="string">
            <text:p>NAVEGANTES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4305108">
            <text:p>4305108</text:p>
          </table:table-cell>
          <table:table-cell table:style-name="ce1" office:value-type="string">
            <text:p>CAXIAS DO SUL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4307005">
            <text:p>4307005</text:p>
          </table:table-cell>
          <table:table-cell table:style-name="ce1" office:value-type="string">
            <text:p>ERECHIM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4314100">
            <text:p>4314100</text:p>
          </table:table-cell>
          <table:table-cell table:style-name="ce1" office:value-type="string">
            <text:p>PASSO FUNDO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4314407">
            <text:p>4314407</text:p>
          </table:table-cell>
          <table:table-cell table:style-name="ce1" office:value-type="string">
            <text:p>PELOTAS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1302702">
            <text:p>1302702</text:p>
          </table:table-cell>
          <table:table-cell table:style-name="ce1" office:value-type="string">
            <text:p>MANICORÉ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4315602">
            <text:p>4315602</text:p>
          </table:table-cell>
          <table:table-cell table:style-name="ce1" office:value-type="string">
            <text:p>RIO GRANDE</text:p>
          </table:table-cell>
          <table:table-cell table:style-name="ce1" office:value-type="float" office:value="4314407">
            <text:p>4314407</text:p>
          </table:table-cell>
          <table:table-cell table:style-name="ce1" office:value-type="string">
            <text:p>PELOTA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1302900">
            <text:p>1302900</text:p>
          </table:table-cell>
          <table:table-cell table:style-name="ce1" office:value-type="string">
            <text:p>MAUÉS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4316907">
            <text:p>4316907</text:p>
          </table:table-cell>
          <table:table-cell table:style-name="ce1" office:value-type="string">
            <text:p>SANTA MARIA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4317202">
            <text:p>4317202</text:p>
          </table:table-cell>
          <table:table-cell table:style-name="ce1" office:value-type="string">
            <text:p>SANTA ROSA</text:p>
          </table:table-cell>
          <table:table-cell table:style-name="ce1" office:value-type="float" office:value="4317509">
            <text:p>4317509</text:p>
          </table:table-cell>
          <table:table-cell table:style-name="ce1" office:value-type="string">
            <text:p>SANTO ÂNGE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float" office:value="4317509">
            <text:p>4317509</text:p>
          </table:table-cell>
          <table:table-cell table:style-name="ce1" office:value-type="string">
            <text:p>SANTO ÂNGELO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float" office:value="1303403">
            <text:p>1303403</text:p>
          </table:table-cell>
          <table:table-cell table:style-name="ce1" office:value-type="string">
            <text:p>PARINTINS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float" office:value="4322400">
            <text:p>4322400</text:p>
          </table:table-cell>
          <table:table-cell table:style-name="ce1" office:value-type="string">
            <text:p>URUGUAIANA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float" office:value="5002209">
            <text:p>5002209</text:p>
          </table:table-cell>
          <table:table-cell table:style-name="ce1" office:value-type="string">
            <text:p>BONITO</text:p>
          </table:table-cell>
          <table:table-cell table:style-name="ce1" office:value-type="float" office:value="5003207">
            <text:p>5003207</text:p>
          </table:table-cell>
          <table:table-cell table:style-name="ce1" office:value-type="string">
            <text:p>CORUMBÁ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1" office:value-type="float" office:value="5003207">
            <text:p>5003207</text:p>
          </table:table-cell>
          <table:table-cell table:style-name="ce1" office:value-type="string">
            <text:p>CORUMBÁ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1" office:value-type="float" office:value="5003702">
            <text:p>5003702</text:p>
          </table:table-cell>
          <table:table-cell table:style-name="ce1" office:value-type="string">
            <text:p>DOURADOS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1" office:value-type="float" office:value="5100250">
            <text:p>5100250</text:p>
          </table:table-cell>
          <table:table-cell table:style-name="ce1" office:value-type="string">
            <text:p>ALTA FLORESTA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1" office:value-type="float" office:value="5101407">
            <text:p>5101407</text:p>
          </table:table-cell>
          <table:table-cell table:style-name="ce1" office:value-type="string">
            <text:p>ARIPUANÃ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1" office:value-type="float" office:value="5103353">
            <text:p>5103353</text:p>
          </table:table-cell>
          <table:table-cell table:style-name="ce1" office:value-type="string">
            <text:p>CONFRESA</text:p>
          </table:table-cell>
          <table:table-cell table:style-name="ce1" office:value-type="float" office:value="1709500">
            <text:p>1709500</text:p>
          </table:table-cell>
          <table:table-cell table:style-name="ce1" office:value-type="string">
            <text:p>GURUPI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1" office:value-type="float" office:value="5105101">
            <text:p>5105101</text:p>
          </table:table-cell>
          <table:table-cell table:style-name="ce1" office:value-type="string">
            <text:p>JUARA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1" office:value-type="float" office:value="5105150">
            <text:p>5105150</text:p>
          </table:table-cell>
          <table:table-cell table:style-name="ce1" office:value-type="string">
            <text:p>JUÍNA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1" office:value-type="float" office:value="5107602">
            <text:p>5107602</text:p>
          </table:table-cell>
          <table:table-cell table:style-name="ce1" office:value-type="string">
            <text:p>RONDONÓPOLIS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1" office:value-type="float" office:value="5107859">
            <text:p>5107859</text:p>
          </table:table-cell>
          <table:table-cell table:style-name="ce1" office:value-type="string">
            <text:p>SÃO FÉLIX DO ARAGUAIA</text:p>
          </table:table-cell>
          <table:table-cell table:style-name="ce1" office:value-type="float" office:value="1709500">
            <text:p>1709500</text:p>
          </table:table-cell>
          <table:table-cell table:style-name="ce1" office:value-type="string">
            <text:p>GURUPI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1" office:value-type="float" office:value="5107909">
            <text:p>5107909</text:p>
          </table:table-cell>
          <table:table-cell table:style-name="ce1" office:value-type="string">
            <text:p>SINOP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1" office:value-type="float" office:value="1303601">
            <text:p>1303601</text:p>
          </table:table-cell>
          <table:table-cell table:style-name="ce1" office:value-type="string">
            <text:p>SANTA ISABEL DO RIO NEGRO</text:p>
          </table:table-cell>
          <table:table-cell table:style-name="ce1" office:value-type="float" office:value="1303809">
            <text:p>1303809</text:p>
          </table:table-cell>
          <table:table-cell table:style-name="ce1" office:value-type="string">
            <text:p>SÃO GABRIEL DA CACHOEIR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1" office:value-type="float" office:value="5204508">
            <text:p>5204508</text:p>
          </table:table-cell>
          <table:table-cell table:style-name="ce1" office:value-type="string">
            <text:p>CALDAS NOVAS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1" office:value-type="float" office:value="1303809">
            <text:p>1303809</text:p>
          </table:table-cell>
          <table:table-cell table:style-name="ce1" office:value-type="string">
            <text:p>SÃO GABRIEL DA CACHOEIRA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1" office:value-type="float" office:value="5213087">
            <text:p>5213087</text:p>
          </table:table-cell>
          <table:table-cell table:style-name="ce1" office:value-type="string">
            <text:p>MINAÇU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1" office:value-type="float" office:value="5218805">
            <text:p>5218805</text:p>
          </table:table-cell>
          <table:table-cell table:style-name="ce1" office:value-type="string">
            <text:p>RIO VERDE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1" office:value-type="float" office:value="1303908">
            <text:p>1303908</text:p>
          </table:table-cell>
          <table:table-cell table:style-name="ce1" office:value-type="string">
            <text:p>SÃO PAULO DE OLIVENÇA</text:p>
          </table:table-cell>
          <table:table-cell table:style-name="ce1" office:value-type="float" office:value="1304062">
            <text:p>1304062</text:p>
          </table:table-cell>
          <table:table-cell table:style-name="ce1" office:value-type="string">
            <text:p>TABATING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1" office:value-type="float" office:value="1304062">
            <text:p>1304062</text:p>
          </table:table-cell>
          <table:table-cell table:style-name="ce1" office:value-type="string">
            <text:p>TABATINGA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1" office:value-type="float" office:value="1304203">
            <text:p>1304203</text:p>
          </table:table-cell>
          <table:table-cell table:style-name="ce1" office:value-type="string">
            <text:p>TEFÉ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1" office:value-type="float" office:value="1400100">
            <text:p>1400100</text:p>
          </table:table-cell>
          <table:table-cell table:style-name="ce1" office:value-type="string">
            <text:p>BOA VISTA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1" office:value-type="float" office:value="1500503">
            <text:p>1500503</text:p>
          </table:table-cell>
          <table:table-cell table:style-name="ce1" office:value-type="string">
            <text:p>ALMEIRIM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1" office:value-type="float" office:value="1500602">
            <text:p>1500602</text:p>
          </table:table-cell>
          <table:table-cell table:style-name="ce1" office:value-type="string">
            <text:p>ALTAMIRA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1" office:value-type="float" office:value="1502707">
            <text:p>1502707</text:p>
          </table:table-cell>
          <table:table-cell table:style-name="ce1" office:value-type="string">
            <text:p>CONCEIÇÃO DO ARAGUAIA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1" office:value-type="float" office:value="1503606">
            <text:p>1503606</text:p>
          </table:table-cell>
          <table:table-cell table:style-name="ce1" office:value-type="string">
            <text:p>ITAITUBA</text:p>
          </table:table-cell>
          <table:table-cell table:style-name="ce1" office:value-type="float" office:value="1506807">
            <text:p>1506807</text:p>
          </table:table-cell>
          <table:table-cell table:style-name="ce1" office:value-type="string">
            <text:p>SANTARÉM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1" office:value-type="float" office:value="1504208">
            <text:p>1504208</text:p>
          </table:table-cell>
          <table:table-cell table:style-name="ce1" office:value-type="string">
            <text:p>MARABÁ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1" office:value-type="float" office:value="1505304">
            <text:p>1505304</text:p>
          </table:table-cell>
          <table:table-cell table:style-name="ce1" office:value-type="string">
            <text:p>ORIXIMINÁ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style-name="ce1" office:value-type="float" office:value="1505437">
            <text:p>1505437</text:p>
          </table:table-cell>
          <table:table-cell table:style-name="ce1" office:value-type="string">
            <text:p>OURILÂNDIA DO NORTE</text:p>
          </table:table-cell>
          <table:table-cell table:style-name="ce1" office:value-type="float" office:value="1504208">
            <text:p>1504208</text:p>
          </table:table-cell>
          <table:table-cell table:style-name="ce1" office:value-type="string">
            <text:p>MARABÁ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style-name="ce1" office:value-type="float" office:value="1505536">
            <text:p>1505536</text:p>
          </table:table-cell>
          <table:table-cell table:style-name="ce1" office:value-type="string">
            <text:p>PARAUAPEBAS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1" office:value-type="float" office:value="1506138">
            <text:p>1506138</text:p>
          </table:table-cell>
          <table:table-cell table:style-name="ce1" office:value-type="string">
            <text:p>REDENÇÃO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style-name="ce1" office:value-type="float" office:value="1506708">
            <text:p>1506708</text:p>
          </table:table-cell>
          <table:table-cell table:style-name="ce1" office:value-type="string">
            <text:p>SANTANA DO ARAGUAIA</text:p>
          </table:table-cell>
          <table:table-cell table:style-name="ce1" office:value-type="float" office:value="1502707">
            <text:p>1502707</text:p>
          </table:table-cell>
          <table:table-cell table:style-name="ce1" office:value-type="string">
            <text:p>CONCEIÇÃO DO ARAGUA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ce1" office:value-type="float" office:value="1506807">
            <text:p>1506807</text:p>
          </table:table-cell>
          <table:table-cell table:style-name="ce1" office:value-type="string">
            <text:p>SANTARÉM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ce1" office:value-type="float" office:value="1507300">
            <text:p>1507300</text:p>
          </table:table-cell>
          <table:table-cell table:style-name="ce1" office:value-type="string">
            <text:p>SÃO FÉLIX DO XINGU</text:p>
          </table:table-cell>
          <table:table-cell table:style-name="ce1" office:value-type="float" office:value="1504208">
            <text:p>1504208</text:p>
          </table:table-cell>
          <table:table-cell table:style-name="ce1" office:value-type="string">
            <text:p>MARABÁ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1" office:value-type="float" office:value="1508100">
            <text:p>1508100</text:p>
          </table:table-cell>
          <table:table-cell table:style-name="ce1" office:value-type="string">
            <text:p>TUCURUÍ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ce1" office:value-type="float" office:value="1600303">
            <text:p>1600303</text:p>
          </table:table-cell>
          <table:table-cell table:style-name="ce1" office:value-type="string">
            <text:p>MACAPÁ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style-name="ce1" office:value-type="float" office:value="1600709">
            <text:p>1600709</text:p>
          </table:table-cell>
          <table:table-cell table:style-name="ce1" office:value-type="string">
            <text:p>TARTARUGALZINHO</text:p>
          </table:table-cell>
          <table:table-cell table:style-name="ce1" office:value-type="float" office:value="3549805">
            <text:p>3549805</text:p>
          </table:table-cell>
          <table:table-cell table:style-name="ce1" office:value-type="string">
            <text:p>SÃO JOSÉ DO RIO PRET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1" office:value-type="float" office:value="1100304">
            <text:p>1100304</text:p>
          </table:table-cell>
          <table:table-cell table:style-name="ce1" office:value-type="string">
            <text:p>VILHENA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style-name="ce1" office:value-type="float" office:value="1702109">
            <text:p>1702109</text:p>
          </table:table-cell>
          <table:table-cell table:style-name="ce1" office:value-type="string">
            <text:p>ARAGUAÍNA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1" office:value-type="float" office:value="1709500">
            <text:p>1709500</text:p>
          </table:table-cell>
          <table:table-cell table:style-name="ce1" office:value-type="string">
            <text:p>GURUPI</text:p>
          </table:table-cell>
          <table:table-cell table:style-name="ce1" office:value-type="float" office:value="5107859">
            <text:p>5107859</text:p>
          </table:table-cell>
          <table:table-cell table:style-name="ce1" office:value-type="string">
            <text:p>SÃO FÉLIX DO ARAGUA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ce1" office:value-type="float" office:value="1721000">
            <text:p>1721000</text:p>
          </table:table-cell>
          <table:table-cell table:style-name="ce1" office:value-type="string">
            <text:p>PALMAS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style-name="ce1" office:value-type="float" office:value="2105302">
            <text:p>2105302</text:p>
          </table:table-cell>
          <table:table-cell table:style-name="ce1" office:value-type="string">
            <text:p>IMPERATRIZ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1" office:value-type="float" office:value="1200203">
            <text:p>1200203</text:p>
          </table:table-cell>
          <table:table-cell table:style-name="ce1" office:value-type="string">
            <text:p>CRUZEIRO DO SUL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style-name="ce1" office:value-type="float" office:value="2211001">
            <text:p>2211001</text:p>
          </table:table-cell>
          <table:table-cell table:style-name="ce1" office:value-type="string">
            <text:p>TERESINA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style-name="ce1" office:value-type="float" office:value="2307304">
            <text:p>2307304</text:p>
          </table:table-cell>
          <table:table-cell table:style-name="ce1" office:value-type="string">
            <text:p>JUAZEIRO DO NORTE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ce1" office:value-type="float" office:value="2408003">
            <text:p>2408003</text:p>
          </table:table-cell>
          <table:table-cell table:style-name="ce1" office:value-type="string">
            <text:p>MOSSORÓ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1" office:value-type="float" office:value="2504009">
            <text:p>2504009</text:p>
          </table:table-cell>
          <table:table-cell table:style-name="ce1" office:value-type="string">
            <text:p>CAMPINA GRANDE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style-name="ce1" office:value-type="float" office:value="2507507">
            <text:p>2507507</text:p>
          </table:table-cell>
          <table:table-cell table:style-name="ce1" office:value-type="string">
            <text:p>JOÃO PESSO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1" office:value-type="float" office:value="2604106">
            <text:p>2604106</text:p>
          </table:table-cell>
          <table:table-cell table:style-name="ce1" office:value-type="string">
            <text:p>CARUARU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ce1" office:value-type="float" office:value="2605459">
            <text:p>2605459</text:p>
          </table:table-cell>
          <table:table-cell table:style-name="ce1" office:value-type="string">
            <text:p>FERNANDO DE NORONHA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1" office:value-type="float" office:value="2611101">
            <text:p>2611101</text:p>
          </table:table-cell>
          <table:table-cell table:style-name="ce1" office:value-type="string">
            <text:p>PETROLINA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style-name="ce1" office:value-type="float" office:value="1300409">
            <text:p>1300409</text:p>
          </table:table-cell>
          <table:table-cell table:style-name="ce1" office:value-type="string">
            <text:p>BARCELOS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style-name="ce1" office:value-type="float" office:value="2903201">
            <text:p>2903201</text:p>
          </table:table-cell>
          <table:table-cell table:style-name="ce1" office:value-type="string">
            <text:p>BARREIRAS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style-name="ce1" office:value-type="float" office:value="2903904">
            <text:p>2903904</text:p>
          </table:table-cell>
          <table:table-cell table:style-name="ce1" office:value-type="string">
            <text:p>BOM JESUS DA LAPA</text:p>
          </table:table-cell>
          <table:table-cell table:style-name="ce1" office:value-type="float" office:value="2911709">
            <text:p>2911709</text:p>
          </table:table-cell>
          <table:table-cell table:style-name="ce1" office:value-type="string">
            <text:p>GUANAMBI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style-name="ce1" office:value-type="float" office:value="2911709">
            <text:p>2911709</text:p>
          </table:table-cell>
          <table:table-cell table:style-name="ce1" office:value-type="string">
            <text:p>GUANAMBI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1" office:value-type="float" office:value="2913606">
            <text:p>2913606</text:p>
          </table:table-cell>
          <table:table-cell table:style-name="ce1" office:value-type="string">
            <text:p>ILHÉUS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1" office:value-type="float" office:value="2919306">
            <text:p>2919306</text:p>
          </table:table-cell>
          <table:table-cell table:style-name="ce1" office:value-type="string">
            <text:p>LENÇÓIS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1" office:value-type="float" office:value="2924009">
            <text:p>2924009</text:p>
          </table:table-cell>
          <table:table-cell table:style-name="ce1" office:value-type="string">
            <text:p>PAULO AFONSO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1" office:value-type="float" office:value="1300706">
            <text:p>1300706</text:p>
          </table:table-cell>
          <table:table-cell table:style-name="ce1" office:value-type="string">
            <text:p>BOCA DO ACRE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ce1" office:value-type="float" office:value="1300805">
            <text:p>1300805</text:p>
          </table:table-cell>
          <table:table-cell table:style-name="ce1" office:value-type="string">
            <text:p>BORBA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ce1" office:value-type="float" office:value="2925303">
            <text:p>2925303</text:p>
          </table:table-cell>
          <table:table-cell table:style-name="ce1" office:value-type="string">
            <text:p>PORTO SEGURO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ce1" office:value-type="float" office:value="1301001">
            <text:p>1301001</text:p>
          </table:table-cell>
          <table:table-cell table:style-name="ce1" office:value-type="string">
            <text:p>CARAUARI</text:p>
          </table:table-cell>
          <table:table-cell table:style-name="ce1" office:value-type="float" office:value="1301209">
            <text:p>1301209</text:p>
          </table:table-cell>
          <table:table-cell table:style-name="ce1" office:value-type="string">
            <text:p>COARI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1" office:value-type="float" office:value="1301209">
            <text:p>1301209</text:p>
          </table:table-cell>
          <table:table-cell table:style-name="ce1" office:value-type="string">
            <text:p>COARI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style-name="ce1" office:value-type="float" office:value="2932507">
            <text:p>2932507</text:p>
          </table:table-cell>
          <table:table-cell table:style-name="ce1" office:value-type="string">
            <text:p>UN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ce1" office:value-type="float" office:value="2933307">
            <text:p>2933307</text:p>
          </table:table-cell>
          <table:table-cell table:style-name="ce1" office:value-type="string">
            <text:p>VITÓRIA DA CONQUISTA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1" office:value-type="float" office:value="3104007">
            <text:p>3104007</text:p>
          </table:table-cell>
          <table:table-cell table:style-name="ce1" office:value-type="string">
            <text:p>ARAXÁ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style-name="ce1" office:value-type="float" office:value="3105608">
            <text:p>3105608</text:p>
          </table:table-cell>
          <table:table-cell table:style-name="ce1" office:value-type="string">
            <text:p>BARBACENA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style-name="ce1" office:value-type="float" office:value="1301407">
            <text:p>1301407</text:p>
          </table:table-cell>
          <table:table-cell table:style-name="ce1" office:value-type="string">
            <text:p>EIRUNEPÉ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style-name="ce1" office:value-type="float" office:value="1301605">
            <text:p>1301605</text:p>
          </table:table-cell>
          <table:table-cell table:style-name="ce1" office:value-type="string">
            <text:p>FONTE BOA</text:p>
          </table:table-cell>
          <table:table-cell table:style-name="ce1" office:value-type="float" office:value="1303908">
            <text:p>1303908</text:p>
          </table:table-cell>
          <table:table-cell table:style-name="ce1" office:value-type="string">
            <text:p>SÃO PAULO DE OLIVENÇ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style-name="ce1" office:value-type="float" office:value="3121605">
            <text:p>3121605</text:p>
          </table:table-cell>
          <table:table-cell table:style-name="ce1" office:value-type="string">
            <text:p>DIAMANTINA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style-name="ce1" office:value-type="float" office:value="3127701">
            <text:p>3127701</text:p>
          </table:table-cell>
          <table:table-cell table:style-name="ce1" office:value-type="string">
            <text:p>GOVERNADOR VALADARES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style-name="ce1" office:value-type="float" office:value="3131307">
            <text:p>3131307</text:p>
          </table:table-cell>
          <table:table-cell table:style-name="ce1" office:value-type="string">
            <text:p>IPATINGA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style-name="ce1" office:value-type="float" office:value="3135100">
            <text:p>3135100</text:p>
          </table:table-cell>
          <table:table-cell table:style-name="ce1" office:value-type="string">
            <text:p>JANAÚBA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style-name="ce1" office:value-type="float" office:value="3136702">
            <text:p>3136702</text:p>
          </table:table-cell>
          <table:table-cell table:style-name="ce1" office:value-type="string">
            <text:p>JUIZ DE FOR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1" office:value-type="float" office:value="3143302">
            <text:p>3143302</text:p>
          </table:table-cell>
          <table:table-cell table:style-name="ce1" office:value-type="string">
            <text:p>MONTES CLAROS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style-name="ce1" office:value-type="float" office:value="3148004">
            <text:p>3148004</text:p>
          </table:table-cell>
          <table:table-cell table:style-name="ce1" office:value-type="string">
            <text:p>PATOS DE MINAS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style-name="ce1" office:value-type="float" office:value="1301704">
            <text:p>1301704</text:p>
          </table:table-cell>
          <table:table-cell table:style-name="ce1" office:value-type="string">
            <text:p>HUMAITÁ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style-name="ce1" office:value-type="float" office:value="3162500">
            <text:p>3162500</text:p>
          </table:table-cell>
          <table:table-cell table:style-name="ce1" office:value-type="string">
            <text:p>SÃO JOÃO DEL REI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style-name="ce1" office:value-type="float" office:value="3164704">
            <text:p>3164704</text:p>
          </table:table-cell>
          <table:table-cell table:style-name="ce1" office:value-type="string">
            <text:p>SÃO SEBASTIÃO DO PARAÍSO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1" office:value-type="float" office:value="3170107">
            <text:p>3170107</text:p>
          </table:table-cell>
          <table:table-cell table:style-name="ce1" office:value-type="string">
            <text:p>UBERABA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style-name="ce1" office:value-type="float" office:value="1302405">
            <text:p>1302405</text:p>
          </table:table-cell>
          <table:table-cell table:style-name="ce1" office:value-type="string">
            <text:p>LÁBREA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style-name="ce1" office:value-type="float" office:value="3170206">
            <text:p>3170206</text:p>
          </table:table-cell>
          <table:table-cell table:style-name="ce1" office:value-type="string">
            <text:p>UBERLÂNDI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style-name="ce1" office:value-type="float" office:value="3170701">
            <text:p>3170701</text:p>
          </table:table-cell>
          <table:table-cell table:style-name="ce1" office:value-type="string">
            <text:p>VARGINH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style-name="ce1" office:value-type="float" office:value="3300100">
            <text:p>3300100</text:p>
          </table:table-cell>
          <table:table-cell table:style-name="ce1" office:value-type="string">
            <text:p>ANGRA DOS REIS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style-name="ce1" office:value-type="float" office:value="3300233">
            <text:p>3300233</text:p>
          </table:table-cell>
          <table:table-cell table:style-name="ce1" office:value-type="string">
            <text:p>ARMAÇÃO DE BÚZIOS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style-name="ce1" office:value-type="float" office:value="3300704">
            <text:p>3300704</text:p>
          </table:table-cell>
          <table:table-cell table:style-name="ce1" office:value-type="string">
            <text:p>CABO FRIO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style-name="ce1" office:value-type="float" office:value="3301009">
            <text:p>3301009</text:p>
          </table:table-cell>
          <table:table-cell table:style-name="ce1" office:value-type="string">
            <text:p>CAMPOS DOS GOYTACAZES</text:p>
          </table:table-cell>
          <table:table-cell table:style-name="ce1" office:value-type="float" office:value="3302403">
            <text:p>3302403</text:p>
          </table:table-cell>
          <table:table-cell table:style-name="ce1" office:value-type="string">
            <text:p>MACAÉ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style-name="ce1" office:value-type="float" office:value="3302403">
            <text:p>3302403</text:p>
          </table:table-cell>
          <table:table-cell table:style-name="ce1" office:value-type="string">
            <text:p>MACAÉ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style-name="ce1" office:value-type="float" office:value="3502804">
            <text:p>3502804</text:p>
          </table:table-cell>
          <table:table-cell table:style-name="ce1" office:value-type="string">
            <text:p>ARAÇATUB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style-name="ce1" office:value-type="float" office:value="3505500">
            <text:p>3505500</text:p>
          </table:table-cell>
          <table:table-cell table:style-name="ce1" office:value-type="string">
            <text:p>BARRETOS</text:p>
          </table:table-cell>
          <table:table-cell table:style-name="ce1" office:value-type="float" office:value="3543402">
            <text:p>3543402</text:p>
          </table:table-cell>
          <table:table-cell table:style-name="ce1" office:value-type="string">
            <text:p>RIBEIRÃO PRET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style-name="ce1" office:value-type="float" office:value="3506003">
            <text:p>3506003</text:p>
          </table:table-cell>
          <table:table-cell table:style-name="ce1" office:value-type="string">
            <text:p>BAURU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1" office:value-type="float" office:value="3529005">
            <text:p>3529005</text:p>
          </table:table-cell>
          <table:table-cell table:style-name="ce1" office:value-type="string">
            <text:p>MARÍLI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style-name="ce1" office:value-type="float" office:value="3541406">
            <text:p>3541406</text:p>
          </table:table-cell>
          <table:table-cell table:style-name="ce1" office:value-type="string">
            <text:p>PRESIDENTE PRUDENTE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100122">
            <text:p>1100122</text:p>
          </table:table-cell>
          <table:table-cell office:value-type="string">
            <text:p>JI-PARANÁ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100304">
            <text:p>1100304</text:p>
          </table:table-cell>
          <table:table-cell office:value-type="string">
            <text:p>VILHENA</text:p>
          </table:table-cell>
          <table:table-cell office:value-type="float" office:value="1100122">
            <text:p>1100122</text:p>
          </table:table-cell>
          <table:table-cell office:value-type="string">
            <text:p>JI-PARAN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300409">
            <text:p>1300409</text:p>
          </table:table-cell>
          <table:table-cell office:value-type="string">
            <text:p>BARCELOS</text:p>
          </table:table-cell>
          <table:table-cell office:value-type="float" office:value="1303809">
            <text:p>1303809</text:p>
          </table:table-cell>
          <table:table-cell office:value-type="string">
            <text:p>SÃO GABRIEL DA CACHOEIR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01001">
            <text:p>1301001</text:p>
          </table:table-cell>
          <table:table-cell office:value-type="string">
            <text:p>CARAUARI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1301001">
            <text:p>1301001</text:p>
          </table:table-cell>
          <table:table-cell office:value-type="string">
            <text:p>CARAUAR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301407">
            <text:p>1301407</text:p>
          </table:table-cell>
          <table:table-cell office:value-type="string">
            <text:p>EIRUNEPÉ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301605">
            <text:p>1301605</text:p>
          </table:table-cell>
          <table:table-cell office:value-type="string">
            <text:p>FONTE BOA</text:p>
          </table:table-cell>
          <table:table-cell office:value-type="float" office:value="1304062">
            <text:p>1304062</text:p>
          </table:table-cell>
          <table:table-cell office:value-type="string">
            <text:p>TABATING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01704">
            <text:p>1301704</text:p>
          </table:table-cell>
          <table:table-cell office:value-type="string">
            <text:p>HUMAITÁ</text:p>
          </table:table-cell>
          <table:table-cell office:value-type="float" office:value="1302405">
            <text:p>1302405</text:p>
          </table:table-cell>
          <table:table-cell office:value-type="string">
            <text:p>LÁBRE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302405">
            <text:p>1302405</text:p>
          </table:table-cell>
          <table:table-cell office:value-type="string">
            <text:p>LÁBRE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302702">
            <text:p>1302702</text:p>
          </table:table-cell>
          <table:table-cell office:value-type="string">
            <text:p>MANICORÉ</text:p>
          </table:table-cell>
          <table:table-cell office:value-type="float" office:value="1300805">
            <text:p>1300805</text:p>
          </table:table-cell>
          <table:table-cell office:value-type="string">
            <text:p>BOR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303403">
            <text:p>1303403</text:p>
          </table:table-cell>
          <table:table-cell office:value-type="string">
            <text:p>PARINTINS</text:p>
          </table:table-cell>
          <table:table-cell office:value-type="float" office:value="1503606">
            <text:p>1503606</text:p>
          </table:table-cell>
          <table:table-cell office:value-type="string">
            <text:p>ITAITU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303601">
            <text:p>1303601</text:p>
          </table:table-cell>
          <table:table-cell office:value-type="string">
            <text:p>SANTA ISABEL DO RIO NEGR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03809">
            <text:p>1303809</text:p>
          </table:table-cell>
          <table:table-cell office:value-type="string">
            <text:p>SÃO GABRIEL DA CACHOEIRA</text:p>
          </table:table-cell>
          <table:table-cell office:value-type="float" office:value="1300409">
            <text:p>1300409</text:p>
          </table:table-cell>
          <table:table-cell office:value-type="string">
            <text:p>BARCELO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03908">
            <text:p>1303908</text:p>
          </table:table-cell>
          <table:table-cell office:value-type="string">
            <text:p>SÃO PAULO DE OLIVENÇA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304062">
            <text:p>1304062</text:p>
          </table:table-cell>
          <table:table-cell office:value-type="string">
            <text:p>TABATINGA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1301407">
            <text:p>1301407</text:p>
          </table:table-cell>
          <table:table-cell office:value-type="string">
            <text:p>EIRUNEP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500503">
            <text:p>1500503</text:p>
          </table:table-cell>
          <table:table-cell office:value-type="string">
            <text:p>ALMEIRIM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02707">
            <text:p>1502707</text:p>
          </table:table-cell>
          <table:table-cell office:value-type="string">
            <text:p>CONCEIÇÃO DO ARAGUAIA</text:p>
          </table:table-cell>
          <table:table-cell office:value-type="float" office:value="1506708">
            <text:p>1506708</text:p>
          </table:table-cell>
          <table:table-cell office:value-type="string">
            <text:p>SANTANA DO ARAGUA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503606">
            <text:p>1503606</text:p>
          </table:table-cell>
          <table:table-cell office:value-type="string">
            <text:p>ITAITUB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505304">
            <text:p>1505304</text:p>
          </table:table-cell>
          <table:table-cell office:value-type="string">
            <text:p>ORIXIMINÁ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505437">
            <text:p>1505437</text:p>
          </table:table-cell>
          <table:table-cell office:value-type="string">
            <text:p>OURILÂNDIA DO NORTE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06138">
            <text:p>1506138</text:p>
          </table:table-cell>
          <table:table-cell office:value-type="string">
            <text:p>REDENÇÃO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506708">
            <text:p>1506708</text:p>
          </table:table-cell>
          <table:table-cell office:value-type="string">
            <text:p>SANTANA DO ARAGUAI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07300">
            <text:p>1507300</text:p>
          </table:table-cell>
          <table:table-cell office:value-type="string">
            <text:p>SÃO FÉLIX DO XINGU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508100">
            <text:p>1508100</text:p>
          </table:table-cell>
          <table:table-cell office:value-type="string">
            <text:p>TUCURUÍ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02109">
            <text:p>1702109</text:p>
          </table:table-cell>
          <table:table-cell office:value-type="string">
            <text:p>ARAGUAÍNA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09500">
            <text:p>1709500</text:p>
          </table:table-cell>
          <table:table-cell office:value-type="string">
            <text:p>GURUPI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721000">
            <text:p>1721000</text:p>
          </table:table-cell>
          <table:table-cell office:value-type="string">
            <text:p>PALMA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307304">
            <text:p>2307304</text:p>
          </table:table-cell>
          <table:table-cell office:value-type="string">
            <text:p>JUAZEIRO DO NORTE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408003">
            <text:p>2408003</text:p>
          </table:table-cell>
          <table:table-cell office:value-type="string">
            <text:p>MOSSORÓ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504009">
            <text:p>2504009</text:p>
          </table:table-cell>
          <table:table-cell office:value-type="string">
            <text:p>CAMPINA GRAND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903201">
            <text:p>2903201</text:p>
          </table:table-cell>
          <table:table-cell office:value-type="string">
            <text:p>BARREIRA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903904">
            <text:p>2903904</text:p>
          </table:table-cell>
          <table:table-cell office:value-type="string">
            <text:p>BOM JESUS DA LAP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911709">
            <text:p>2911709</text:p>
          </table:table-cell>
          <table:table-cell office:value-type="string">
            <text:p>GUANAMBI</text:p>
          </table:table-cell>
          <table:table-cell office:value-type="float" office:value="2903904">
            <text:p>2903904</text:p>
          </table:table-cell>
          <table:table-cell office:value-type="string">
            <text:p>BOM JESUS DA LAP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924009">
            <text:p>2924009</text:p>
          </table:table-cell>
          <table:table-cell office:value-type="string">
            <text:p>PAULO AFONS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932507">
            <text:p>2932507</text:p>
          </table:table-cell>
          <table:table-cell office:value-type="string">
            <text:p>UN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933307">
            <text:p>2933307</text:p>
          </table:table-cell>
          <table:table-cell office:value-type="string">
            <text:p>VITÓRIA DA CONQUIST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104007">
            <text:p>3104007</text:p>
          </table:table-cell>
          <table:table-cell office:value-type="string">
            <text:p>ARAXÁ</text:p>
          </table:table-cell>
          <table:table-cell office:value-type="float" office:value="3170107">
            <text:p>3170107</text:p>
          </table:table-cell>
          <table:table-cell office:value-type="string">
            <text:p>UBERA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121605">
            <text:p>3121605</text:p>
          </table:table-cell>
          <table:table-cell office:value-type="string">
            <text:p>DIAMANTINA</text:p>
          </table:table-cell>
          <table:table-cell office:value-type="float" office:value="3143302">
            <text:p>3143302</text:p>
          </table:table-cell>
          <table:table-cell office:value-type="string">
            <text:p>MONTES CLARO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127701">
            <text:p>3127701</text:p>
          </table:table-cell>
          <table:table-cell office:value-type="string">
            <text:p>GOVERNADOR VALADARES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131307">
            <text:p>3131307</text:p>
          </table:table-cell>
          <table:table-cell office:value-type="string">
            <text:p>IPATING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136702">
            <text:p>3136702</text:p>
          </table:table-cell>
          <table:table-cell office:value-type="string">
            <text:p>JUIZ DE FOR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143302">
            <text:p>3143302</text:p>
          </table:table-cell>
          <table:table-cell office:value-type="string">
            <text:p>MONTES CLAROS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148004">
            <text:p>3148004</text:p>
          </table:table-cell>
          <table:table-cell office:value-type="string">
            <text:p>PATOS DE MINAS</text:p>
          </table:table-cell>
          <table:table-cell office:value-type="float" office:value="3104007">
            <text:p>3104007</text:p>
          </table:table-cell>
          <table:table-cell office:value-type="string">
            <text:p>ARAX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162500">
            <text:p>3162500</text:p>
          </table:table-cell>
          <table:table-cell office:value-type="string">
            <text:p>SÃO JOÃO DEL REI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164704">
            <text:p>3164704</text:p>
          </table:table-cell>
          <table:table-cell office:value-type="string">
            <text:p>SÃO SEBASTIÃO DO PARAÍS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170107">
            <text:p>3170107</text:p>
          </table:table-cell>
          <table:table-cell office:value-type="string">
            <text:p>UBERABA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170701">
            <text:p>3170701</text:p>
          </table:table-cell>
          <table:table-cell office:value-type="string">
            <text:p>VARGINHA</text:p>
          </table:table-cell>
          <table:table-cell office:value-type="float" office:value="3136702">
            <text:p>3136702</text:p>
          </table:table-cell>
          <table:table-cell office:value-type="string">
            <text:p>JUIZ DE FOR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300704">
            <text:p>3300704</text:p>
          </table:table-cell>
          <table:table-cell office:value-type="string">
            <text:p>CABO FRI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301009">
            <text:p>3301009</text:p>
          </table:table-cell>
          <table:table-cell office:value-type="string">
            <text:p>CAMPOS DOS GOYTACAZE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302403">
            <text:p>3302403</text:p>
          </table:table-cell>
          <table:table-cell office:value-type="string">
            <text:p>MACAÉ</text:p>
          </table:table-cell>
          <table:table-cell office:value-type="float" office:value="3301009">
            <text:p>3301009</text:p>
          </table:table-cell>
          <table:table-cell office:value-type="string">
            <text:p>CAMPOS DOS GOYTACAZ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502804">
            <text:p>3502804</text:p>
          </table:table-cell>
          <table:table-cell office:value-type="string">
            <text:p>ARAÇATUBA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505500">
            <text:p>3505500</text:p>
          </table:table-cell>
          <table:table-cell office:value-type="string">
            <text:p>BARRETO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3502804">
            <text:p>3502804</text:p>
          </table:table-cell>
          <table:table-cell office:value-type="string">
            <text:p>ARAÇATU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529005">
            <text:p>3529005</text:p>
          </table:table-cell>
          <table:table-cell office:value-type="string">
            <text:p>MARÍLIA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549904">
            <text:p>3549904</text:p>
          </table:table-cell>
          <table:table-cell office:value-type="string">
            <text:p>SÃO JOSÉ DOS CAMPO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4104808">
            <text:p>4104808</text:p>
          </table:table-cell>
          <table:table-cell office:value-type="string">
            <text:p>CASCAVEL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109401">
            <text:p>4109401</text:p>
          </table:table-cell>
          <table:table-cell office:value-type="string">
            <text:p>GUARAPUAVA</text:p>
          </table:table-cell>
          <table:table-cell office:value-type="float" office:value="4204202">
            <text:p>4204202</text:p>
          </table:table-cell>
          <table:table-cell office:value-type="string">
            <text:p>CHAPECÓ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203006">
            <text:p>4203006</text:p>
          </table:table-cell>
          <table:table-cell office:value-type="string">
            <text:p>CAÇADOR</text:p>
          </table:table-cell>
          <table:table-cell office:value-type="float" office:value="4209003">
            <text:p>4209003</text:p>
          </table:table-cell>
          <table:table-cell office:value-type="string">
            <text:p>JOAÇA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04202">
            <text:p>4204202</text:p>
          </table:table-cell>
          <table:table-cell office:value-type="string">
            <text:p>CHAPECÓ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204608">
            <text:p>4204608</text:p>
          </table:table-cell>
          <table:table-cell office:value-type="string">
            <text:p>CRICIÚM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209003">
            <text:p>4209003</text:p>
          </table:table-cell>
          <table:table-cell office:value-type="string">
            <text:p>JOAÇABA</text:p>
          </table:table-cell>
          <table:table-cell office:value-type="float" office:value="4203006">
            <text:p>4203006</text:p>
          </table:table-cell>
          <table:table-cell office:value-type="string">
            <text:p>CAÇADO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4307005">
            <text:p>4307005</text:p>
          </table:table-cell>
          <table:table-cell office:value-type="string">
            <text:p>ERECHIM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314407">
            <text:p>4314407</text:p>
          </table:table-cell>
          <table:table-cell office:value-type="string">
            <text:p>PELOTAS</text:p>
          </table:table-cell>
          <table:table-cell office:value-type="float" office:value="4315602">
            <text:p>4315602</text:p>
          </table:table-cell>
          <table:table-cell office:value-type="string">
            <text:p>RIO GRAND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315602">
            <text:p>4315602</text:p>
          </table:table-cell>
          <table:table-cell office:value-type="string">
            <text:p>RIO GRANDE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4316907">
            <text:p>4316907</text:p>
          </table:table-cell>
          <table:table-cell office:value-type="string">
            <text:p>SANTA MARIA</text:p>
          </table:table-cell>
          <table:table-cell office:value-type="float" office:value="4317509">
            <text:p>4317509</text:p>
          </table:table-cell>
          <table:table-cell office:value-type="string">
            <text:p>SANTO ÂNGE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4317202">
            <text:p>4317202</text:p>
          </table:table-cell>
          <table:table-cell office:value-type="string">
            <text:p>SANTA ROS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4317509">
            <text:p>4317509</text:p>
          </table:table-cell>
          <table:table-cell office:value-type="string">
            <text:p>SANTO ÂNGELO</text:p>
          </table:table-cell>
          <table:table-cell office:value-type="float" office:value="4316907">
            <text:p>4316907</text:p>
          </table:table-cell>
          <table:table-cell office:value-type="string">
            <text:p>SANTA MAR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322400">
            <text:p>4322400</text:p>
          </table:table-cell>
          <table:table-cell office:value-type="string">
            <text:p>URUGUAIANA</text:p>
          </table:table-cell>
          <table:table-cell office:value-type="float" office:value="4316907">
            <text:p>4316907</text:p>
          </table:table-cell>
          <table:table-cell office:value-type="string">
            <text:p>SANTA MAR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02209">
            <text:p>5002209</text:p>
          </table:table-cell>
          <table:table-cell office:value-type="string">
            <text:p>BONIT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003207">
            <text:p>5003207</text:p>
          </table:table-cell>
          <table:table-cell office:value-type="string">
            <text:p>CORUMBÁ</text:p>
          </table:table-cell>
          <table:table-cell office:value-type="float" office:value="5003702">
            <text:p>5003702</text:p>
          </table:table-cell>
          <table:table-cell office:value-type="string">
            <text:p>DOURADO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5003702">
            <text:p>5003702</text:p>
          </table:table-cell>
          <table:table-cell office:value-type="string">
            <text:p>DOURADO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100250">
            <text:p>5100250</text:p>
          </table:table-cell>
          <table:table-cell office:value-type="string">
            <text:p>ALTA FLORESTA</text:p>
          </table:table-cell>
          <table:table-cell office:value-type="float" office:value="5107909">
            <text:p>5107909</text:p>
          </table:table-cell>
          <table:table-cell office:value-type="string">
            <text:p>SINO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5101407">
            <text:p>5101407</text:p>
          </table:table-cell>
          <table:table-cell office:value-type="string">
            <text:p>ARIPUANÃ</text:p>
          </table:table-cell>
          <table:table-cell office:value-type="float" office:value="5105150">
            <text:p>5105150</text:p>
          </table:table-cell>
          <table:table-cell office:value-type="string">
            <text:p>JUÍN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103353">
            <text:p>5103353</text:p>
          </table:table-cell>
          <table:table-cell office:value-type="string">
            <text:p>CONFRESA</text:p>
          </table:table-cell>
          <table:table-cell office:value-type="float" office:value="5107859">
            <text:p>5107859</text:p>
          </table:table-cell>
          <table:table-cell office:value-type="string">
            <text:p>SÃO FÉLIX DO ARAGUA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5105101">
            <text:p>5105101</text:p>
          </table:table-cell>
          <table:table-cell office:value-type="string">
            <text:p>JUARA</text:p>
          </table:table-cell>
          <table:table-cell office:value-type="float" office:value="5101407">
            <text:p>5101407</text:p>
          </table:table-cell>
          <table:table-cell office:value-type="string">
            <text:p>ARIPUANÃ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5105150">
            <text:p>5105150</text:p>
          </table:table-cell>
          <table:table-cell office:value-type="string">
            <text:p>JUÍNA</text:p>
          </table:table-cell>
          <table:table-cell office:value-type="float" office:value="5101407">
            <text:p>5101407</text:p>
          </table:table-cell>
          <table:table-cell office:value-type="string">
            <text:p>ARIPUANÃ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5107602">
            <text:p>5107602</text:p>
          </table:table-cell>
          <table:table-cell office:value-type="string">
            <text:p>RONDONÓPOLI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107859">
            <text:p>5107859</text:p>
          </table:table-cell>
          <table:table-cell office:value-type="string">
            <text:p>SÃO FÉLIX DO ARAGUAI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107909">
            <text:p>5107909</text:p>
          </table:table-cell>
          <table:table-cell office:value-type="string">
            <text:p>SINOP</text:p>
          </table:table-cell>
          <table:table-cell office:value-type="float" office:value="5100250">
            <text:p>5100250</text:p>
          </table:table-cell>
          <table:table-cell office:value-type="string">
            <text:p>ALTA FLOREST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204508">
            <text:p>5204508</text:p>
          </table:table-cell>
          <table:table-cell office:value-type="string">
            <text:p>CALDAS NOVA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5213087">
            <text:p>5213087</text:p>
          </table:table-cell>
          <table:table-cell office:value-type="string">
            <text:p>MINAÇU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5218805">
            <text:p>5218805</text:p>
          </table:table-cell>
          <table:table-cell office:value-type="string">
            <text:p>RIO VERDE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100122">
            <text:p>1100122</text:p>
          </table:table-cell>
          <table:table-cell office:value-type="string">
            <text:p>JI-PARANÁ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100304">
            <text:p>1100304</text:p>
          </table:table-cell>
          <table:table-cell office:value-type="string">
            <text:p>VILHENA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300409">
            <text:p>1300409</text:p>
          </table:table-cell>
          <table:table-cell office:value-type="string">
            <text:p>BARCELOS</text:p>
          </table:table-cell>
          <table:table-cell office:value-type="float" office:value="1303601">
            <text:p>1303601</text:p>
          </table:table-cell>
          <table:table-cell office:value-type="string">
            <text:p>SANTA ISABEL DO RIO NEG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301407">
            <text:p>1301407</text:p>
          </table:table-cell>
          <table:table-cell office:value-type="string">
            <text:p>EIRUNEPÉ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301704">
            <text:p>1301704</text:p>
          </table:table-cell>
          <table:table-cell office:value-type="string">
            <text:p>HUMAITÁ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302405">
            <text:p>1302405</text:p>
          </table:table-cell>
          <table:table-cell office:value-type="string">
            <text:p>LÁBREA</text:p>
          </table:table-cell>
          <table:table-cell office:value-type="float" office:value="1301704">
            <text:p>1301704</text:p>
          </table:table-cell>
          <table:table-cell office:value-type="string">
            <text:p>HUMAITÁ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303403">
            <text:p>1303403</text:p>
          </table:table-cell>
          <table:table-cell office:value-type="string">
            <text:p>PARINTINS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303601">
            <text:p>1303601</text:p>
          </table:table-cell>
          <table:table-cell office:value-type="string">
            <text:p>SANTA ISABEL DO RIO NEGRO</text:p>
          </table:table-cell>
          <table:table-cell office:value-type="float" office:value="1300409">
            <text:p>1300409</text:p>
          </table:table-cell>
          <table:table-cell office:value-type="string">
            <text:p>BARCEL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303809">
            <text:p>1303809</text:p>
          </table:table-cell>
          <table:table-cell office:value-type="string">
            <text:p>SÃO GABRIEL DA CACHOEIRA</text:p>
          </table:table-cell>
          <table:table-cell office:value-type="float" office:value="1303601">
            <text:p>1303601</text:p>
          </table:table-cell>
          <table:table-cell office:value-type="string">
            <text:p>SANTA ISABEL DO RIO NEG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304062">
            <text:p>1304062</text:p>
          </table:table-cell>
          <table:table-cell office:value-type="string">
            <text:p>TABATINGA</text:p>
          </table:table-cell>
          <table:table-cell office:value-type="float" office:value="1303809">
            <text:p>1303809</text:p>
          </table:table-cell>
          <table:table-cell office:value-type="string">
            <text:p>SÃO GABRIEL DA CACHOEI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500503">
            <text:p>1500503</text:p>
          </table:table-cell>
          <table:table-cell office:value-type="string">
            <text:p>ALMEIRIM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502707">
            <text:p>1502707</text:p>
          </table:table-cell>
          <table:table-cell office:value-type="string">
            <text:p>CONCEIÇÃO DO ARAGUAIA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503606">
            <text:p>1503606</text:p>
          </table:table-cell>
          <table:table-cell office:value-type="string">
            <text:p>ITAITUB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1505437">
            <text:p>1505437</text:p>
          </table:table-cell>
          <table:table-cell office:value-type="string">
            <text:p>OURILÂNDIA DO NOR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505304">
            <text:p>1505304</text:p>
          </table:table-cell>
          <table:table-cell office:value-type="string">
            <text:p>ORIXIMIN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505437">
            <text:p>1505437</text:p>
          </table:table-cell>
          <table:table-cell office:value-type="string">
            <text:p>OURILÂNDIA DO NORTE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1702109">
            <text:p>1702109</text:p>
          </table:table-cell>
          <table:table-cell office:value-type="string">
            <text:p>ARAGUAÍ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06138">
            <text:p>1506138</text:p>
          </table:table-cell>
          <table:table-cell office:value-type="string">
            <text:p>REDENÇÃO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506708">
            <text:p>1506708</text:p>
          </table:table-cell>
          <table:table-cell office:value-type="string">
            <text:p>SANTANA DO ARAGUAIA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503606">
            <text:p>1503606</text:p>
          </table:table-cell>
          <table:table-cell office:value-type="string">
            <text:p>ITAITU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507300">
            <text:p>1507300</text:p>
          </table:table-cell>
          <table:table-cell office:value-type="string">
            <text:p>SÃO FÉLIX DO XINGU</text:p>
          </table:table-cell>
          <table:table-cell office:value-type="float" office:value="1505437">
            <text:p>1505437</text:p>
          </table:table-cell>
          <table:table-cell office:value-type="string">
            <text:p>OURILÂNDIA DO NOR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508100">
            <text:p>1508100</text:p>
          </table:table-cell>
          <table:table-cell office:value-type="string">
            <text:p>TUCURUÍ</text:p>
          </table:table-cell>
          <table:table-cell office:value-type="float" office:value="1702109">
            <text:p>1702109</text:p>
          </table:table-cell>
          <table:table-cell office:value-type="string">
            <text:p>ARAGUAÍ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702109">
            <text:p>1702109</text:p>
          </table:table-cell>
          <table:table-cell office:value-type="string">
            <text:p>ARAGUAÍN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709500">
            <text:p>1709500</text:p>
          </table:table-cell>
          <table:table-cell office:value-type="string">
            <text:p>GURUPI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721000">
            <text:p>1721000</text:p>
          </table:table-cell>
          <table:table-cell office:value-type="string">
            <text:p>PALMAS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307304">
            <text:p>2307304</text:p>
          </table:table-cell>
          <table:table-cell office:value-type="string">
            <text:p>JUAZEIRO DO NOR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903201">
            <text:p>2903201</text:p>
          </table:table-cell>
          <table:table-cell office:value-type="string">
            <text:p>BARREIRAS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932507">
            <text:p>2932507</text:p>
          </table:table-cell>
          <table:table-cell office:value-type="string">
            <text:p>UN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933307">
            <text:p>2933307</text:p>
          </table:table-cell>
          <table:table-cell office:value-type="string">
            <text:p>VITÓRIA DA CONQUIST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104007">
            <text:p>3104007</text:p>
          </table:table-cell>
          <table:table-cell office:value-type="string">
            <text:p>ARAX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127701">
            <text:p>3127701</text:p>
          </table:table-cell>
          <table:table-cell office:value-type="string">
            <text:p>GOVERNADOR VALADARES</text:p>
          </table:table-cell>
          <table:table-cell office:value-type="float" office:value="3131307">
            <text:p>3131307</text:p>
          </table:table-cell>
          <table:table-cell office:value-type="string">
            <text:p>IPATING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131307">
            <text:p>3131307</text:p>
          </table:table-cell>
          <table:table-cell office:value-type="string">
            <text:p>IPATINGA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136702">
            <text:p>3136702</text:p>
          </table:table-cell>
          <table:table-cell office:value-type="string">
            <text:p>JUIZ DE FOR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143302">
            <text:p>3143302</text:p>
          </table:table-cell>
          <table:table-cell office:value-type="string">
            <text:p>MONTES CLAROS</text:p>
          </table:table-cell>
          <table:table-cell office:value-type="float" office:value="3121605">
            <text:p>3121605</text:p>
          </table:table-cell>
          <table:table-cell office:value-type="string">
            <text:p>DIAMANTI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148004">
            <text:p>3148004</text:p>
          </table:table-cell>
          <table:table-cell office:value-type="string">
            <text:p>PATOS DE MINAS</text:p>
          </table:table-cell>
          <table:table-cell office:value-type="float" office:value="3170107">
            <text:p>3170107</text:p>
          </table:table-cell>
          <table:table-cell office:value-type="string">
            <text:p>UBERA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162500">
            <text:p>3162500</text:p>
          </table:table-cell>
          <table:table-cell office:value-type="string">
            <text:p>SÃO JOÃO DEL REI</text:p>
          </table:table-cell>
          <table:table-cell office:value-type="float" office:value="3136702">
            <text:p>3136702</text:p>
          </table:table-cell>
          <table:table-cell office:value-type="string">
            <text:p>JUIZ DE FO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170107">
            <text:p>3170107</text:p>
          </table:table-cell>
          <table:table-cell office:value-type="string">
            <text:p>UBERAB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170701">
            <text:p>3170701</text:p>
          </table:table-cell>
          <table:table-cell office:value-type="string">
            <text:p>VARGINH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300704">
            <text:p>3300704</text:p>
          </table:table-cell>
          <table:table-cell office:value-type="string">
            <text:p>CABO FRI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301009">
            <text:p>3301009</text:p>
          </table:table-cell>
          <table:table-cell office:value-type="string">
            <text:p>CAMPOS DOS GOYTACAZES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302403">
            <text:p>3302403</text:p>
          </table:table-cell>
          <table:table-cell office:value-type="string">
            <text:p>MACAÉ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502804">
            <text:p>3502804</text:p>
          </table:table-cell>
          <table:table-cell office:value-type="string">
            <text:p>ARAÇATUBA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529005">
            <text:p>3529005</text:p>
          </table:table-cell>
          <table:table-cell office:value-type="string">
            <text:p>MARÍLIA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3529005">
            <text:p>3529005</text:p>
          </table:table-cell>
          <table:table-cell office:value-type="string">
            <text:p>MAR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549904">
            <text:p>3549904</text:p>
          </table:table-cell>
          <table:table-cell office:value-type="string">
            <text:p>SÃO JOSÉ DOS CAMPO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4104808">
            <text:p>4104808</text:p>
          </table:table-cell>
          <table:table-cell office:value-type="string">
            <text:p>CASCAVEL</text:p>
          </table:table-cell>
          <table:table-cell office:value-type="float" office:value="5003702">
            <text:p>5003702</text:p>
          </table:table-cell>
          <table:table-cell office:value-type="string">
            <text:p>DOURAD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4203006">
            <text:p>4203006</text:p>
          </table:table-cell>
          <table:table-cell office:value-type="string">
            <text:p>CAÇADOR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4204202">
            <text:p>4204202</text:p>
          </table:table-cell>
          <table:table-cell office:value-type="string">
            <text:p>CHAPECÓ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4204608">
            <text:p>4204608</text:p>
          </table:table-cell>
          <table:table-cell office:value-type="string">
            <text:p>CRICIÚMA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209003">
            <text:p>4209003</text:p>
          </table:table-cell>
          <table:table-cell office:value-type="string">
            <text:p>JOAÇABA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307005">
            <text:p>4307005</text:p>
          </table:table-cell>
          <table:table-cell office:value-type="string">
            <text:p>ERECHIM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4314407">
            <text:p>4314407</text:p>
          </table:table-cell>
          <table:table-cell office:value-type="string">
            <text:p>PELOTAS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315602">
            <text:p>4315602</text:p>
          </table:table-cell>
          <table:table-cell office:value-type="string">
            <text:p>RIO GRANDE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316907">
            <text:p>4316907</text:p>
          </table:table-cell>
          <table:table-cell office:value-type="string">
            <text:p>SANTA MARIA</text:p>
          </table:table-cell>
          <table:table-cell office:value-type="float" office:value="4322400">
            <text:p>4322400</text:p>
          </table:table-cell>
          <table:table-cell office:value-type="string">
            <text:p>URUGUAIA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317202">
            <text:p>4317202</text:p>
          </table:table-cell>
          <table:table-cell office:value-type="string">
            <text:p>SANTA ROSA</text:p>
          </table:table-cell>
          <table:table-cell office:value-type="float" office:value="4316907">
            <text:p>4316907</text:p>
          </table:table-cell>
          <table:table-cell office:value-type="string">
            <text:p>SANTA MAR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4317509">
            <text:p>4317509</text:p>
          </table:table-cell>
          <table:table-cell office:value-type="string">
            <text:p>SANTO ÂNGELO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4322400">
            <text:p>4322400</text:p>
          </table:table-cell>
          <table:table-cell office:value-type="string">
            <text:p>URUGUAIANA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5002209">
            <text:p>5002209</text:p>
          </table:table-cell>
          <table:table-cell office:value-type="string">
            <text:p>BONITO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5003702">
            <text:p>5003702</text:p>
          </table:table-cell>
          <table:table-cell office:value-type="string">
            <text:p>DOURADOS</text:p>
          </table:table-cell>
          <table:table-cell office:value-type="float" office:value="4104808">
            <text:p>4104808</text:p>
          </table:table-cell>
          <table:table-cell office:value-type="string">
            <text:p>CASCAV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5101407">
            <text:p>5101407</text:p>
          </table:table-cell>
          <table:table-cell office:value-type="string">
            <text:p>ARIPUANÃ</text:p>
          </table:table-cell>
          <table:table-cell office:value-type="float" office:value="5105101">
            <text:p>5105101</text:p>
          </table:table-cell>
          <table:table-cell office:value-type="string">
            <text:p>JUA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5103353">
            <text:p>5103353</text:p>
          </table:table-cell>
          <table:table-cell office:value-type="string">
            <text:p>CONFRES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5105101">
            <text:p>5105101</text:p>
          </table:table-cell>
          <table:table-cell office:value-type="string">
            <text:p>JUARA</text:p>
          </table:table-cell>
          <table:table-cell office:value-type="float" office:value="5105150">
            <text:p>5105150</text:p>
          </table:table-cell>
          <table:table-cell office:value-type="string">
            <text:p>JUÍ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5107602">
            <text:p>5107602</text:p>
          </table:table-cell>
          <table:table-cell office:value-type="string">
            <text:p>RONDONÓPOLIS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5107859">
            <text:p>5107859</text:p>
          </table:table-cell>
          <table:table-cell office:value-type="string">
            <text:p>SÃO FÉLIX DO ARAGUAIA</text:p>
          </table:table-cell>
          <table:table-cell office:value-type="float" office:value="5103353">
            <text:p>5103353</text:p>
          </table:table-cell>
          <table:table-cell office:value-type="string">
            <text:p>CONFRES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5204508">
            <text:p>5204508</text:p>
          </table:table-cell>
          <table:table-cell office:value-type="string">
            <text:p>CALDAS NOVAS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5213087">
            <text:p>5213087</text:p>
          </table:table-cell>
          <table:table-cell office:value-type="string">
            <text:p>MINAÇU</text:p>
          </table:table-cell>
          <table:table-cell office:value-type="float" office:value="1506138">
            <text:p>1506138</text:p>
          </table:table-cell>
          <table:table-cell office:value-type="string">
            <text:p>REDENÇÃ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5218805">
            <text:p>5218805</text:p>
          </table:table-cell>
          <table:table-cell office:value-type="string">
            <text:p>RIO VERDE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">
            <text:p>3</text:p>
          </table:table-cell>
        </table:table-row>
      </table:table>
      <table:table table:name="Carga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table:style-name="ce1" office:value-type="string">
            <text:p>Cod-orig</text:p>
          </table:table-cell>
          <table:table-cell table:style-name="ce1" office:value-type="string">
            <text:p>Mun-origem</text:p>
          </table:table-cell>
          <table:table-cell table:style-name="ce1" office:value-type="string">
            <text:p>Cod-dest</text:p>
          </table:table-cell>
          <table:table-cell table:style-name="ce1" office:value-type="string">
            <text:p>Mun-destino</text:p>
          </table:table-cell>
          <table:table-cell office:value-type="string">
            <text:p>Orde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3543402">
            <text:p>3543402</text:p>
          </table:table-cell>
          <table:table-cell table:style-name="ce1" office:value-type="string">
            <text:p>RIBEIRÃO PRETO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3548906">
            <text:p>3548906</text:p>
          </table:table-cell>
          <table:table-cell table:style-name="ce1" office:value-type="string">
            <text:p>SÃO CARLOS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3549805">
            <text:p>3549805</text:p>
          </table:table-cell>
          <table:table-cell table:style-name="ce1" office:value-type="string">
            <text:p>SÃO JOSÉ DO RIO PRETO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3549904">
            <text:p>3549904</text:p>
          </table:table-cell>
          <table:table-cell table:style-name="ce1" office:value-type="string">
            <text:p>SÃO JOSÉ DOS CAMPOS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4104808">
            <text:p>4104808</text:p>
          </table:table-cell>
          <table:table-cell table:style-name="ce1" office:value-type="string">
            <text:p>CASCAVEL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4108304">
            <text:p>4108304</text:p>
          </table:table-cell>
          <table:table-cell table:style-name="ce1" office:value-type="string">
            <text:p>FOZ DO IGUAÇU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4109401">
            <text:p>4109401</text:p>
          </table:table-cell>
          <table:table-cell table:style-name="ce1" office:value-type="string">
            <text:p>GUARAPUAVA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4113700">
            <text:p>4113700</text:p>
          </table:table-cell>
          <table:table-cell table:style-name="ce1" office:value-type="string">
            <text:p>LONDRIN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4115200">
            <text:p>4115200</text:p>
          </table:table-cell>
          <table:table-cell table:style-name="ce1" office:value-type="string">
            <text:p>MARINGÁ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4203006">
            <text:p>4203006</text:p>
          </table:table-cell>
          <table:table-cell table:style-name="ce1" office:value-type="string">
            <text:p>CAÇADOR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4204202">
            <text:p>4204202</text:p>
          </table:table-cell>
          <table:table-cell table:style-name="ce1" office:value-type="string">
            <text:p>CHAPECÓ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4204608">
            <text:p>4204608</text:p>
          </table:table-cell>
          <table:table-cell table:style-name="ce1" office:value-type="string">
            <text:p>CRICIÚMA</text:p>
          </table:table-cell>
          <table:table-cell table:style-name="ce1" office:value-type="float" office:value="4209102">
            <text:p>4209102</text:p>
          </table:table-cell>
          <table:table-cell table:style-name="ce1" office:value-type="string">
            <text:p>JOINVIL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4209003">
            <text:p>4209003</text:p>
          </table:table-cell>
          <table:table-cell table:style-name="ce1" office:value-type="string">
            <text:p>JOAÇABA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4209102">
            <text:p>4209102</text:p>
          </table:table-cell>
          <table:table-cell table:style-name="ce1" office:value-type="string">
            <text:p>JOINVILLE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4211306">
            <text:p>4211306</text:p>
          </table:table-cell>
          <table:table-cell table:style-name="ce1" office:value-type="string">
            <text:p>NAVEGANTES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4305108">
            <text:p>4305108</text:p>
          </table:table-cell>
          <table:table-cell table:style-name="ce1" office:value-type="string">
            <text:p>CAXIAS DO SUL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4307005">
            <text:p>4307005</text:p>
          </table:table-cell>
          <table:table-cell table:style-name="ce1" office:value-type="string">
            <text:p>ERECHIM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4314100">
            <text:p>4314100</text:p>
          </table:table-cell>
          <table:table-cell table:style-name="ce1" office:value-type="string">
            <text:p>PASSO FUNDO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4314407">
            <text:p>4314407</text:p>
          </table:table-cell>
          <table:table-cell table:style-name="ce1" office:value-type="string">
            <text:p>PELOTAS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1302702">
            <text:p>1302702</text:p>
          </table:table-cell>
          <table:table-cell table:style-name="ce1" office:value-type="string">
            <text:p>MANICORÉ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4315602">
            <text:p>4315602</text:p>
          </table:table-cell>
          <table:table-cell table:style-name="ce1" office:value-type="string">
            <text:p>RIO GRANDE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1302900">
            <text:p>1302900</text:p>
          </table:table-cell>
          <table:table-cell table:style-name="ce1" office:value-type="string">
            <text:p>MAUÉS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4316907">
            <text:p>4316907</text:p>
          </table:table-cell>
          <table:table-cell table:style-name="ce1" office:value-type="string">
            <text:p>SANTA MARIA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4317202">
            <text:p>4317202</text:p>
          </table:table-cell>
          <table:table-cell table:style-name="ce1" office:value-type="string">
            <text:p>SANTA ROSA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4317509">
            <text:p>4317509</text:p>
          </table:table-cell>
          <table:table-cell table:style-name="ce1" office:value-type="string">
            <text:p>SANTO ÂNGELO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float" office:value="1303403">
            <text:p>1303403</text:p>
          </table:table-cell>
          <table:table-cell table:style-name="ce1" office:value-type="string">
            <text:p>PARINTINS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float" office:value="4322400">
            <text:p>4322400</text:p>
          </table:table-cell>
          <table:table-cell table:style-name="ce1" office:value-type="string">
            <text:p>URUGUAIANA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float" office:value="5002209">
            <text:p>5002209</text:p>
          </table:table-cell>
          <table:table-cell table:style-name="ce1" office:value-type="string">
            <text:p>BONITO</text:p>
          </table:table-cell>
          <table:table-cell table:style-name="ce1" office:value-type="float" office:value="5003207">
            <text:p>5003207</text:p>
          </table:table-cell>
          <table:table-cell table:style-name="ce1" office:value-type="string">
            <text:p>CORUMBÁ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1" office:value-type="float" office:value="5003207">
            <text:p>5003207</text:p>
          </table:table-cell>
          <table:table-cell table:style-name="ce1" office:value-type="string">
            <text:p>CORUMBÁ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1" office:value-type="float" office:value="5003702">
            <text:p>5003702</text:p>
          </table:table-cell>
          <table:table-cell table:style-name="ce1" office:value-type="string">
            <text:p>DOURADOS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1" office:value-type="float" office:value="5100250">
            <text:p>5100250</text:p>
          </table:table-cell>
          <table:table-cell table:style-name="ce1" office:value-type="string">
            <text:p>ALTA FLORESTA</text:p>
          </table:table-cell>
          <table:table-cell table:style-name="ce1" office:value-type="float" office:value="5107909">
            <text:p>5107909</text:p>
          </table:table-cell>
          <table:table-cell table:style-name="ce1" office:value-type="string">
            <text:p>SINO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1" office:value-type="float" office:value="5101407">
            <text:p>5101407</text:p>
          </table:table-cell>
          <table:table-cell table:style-name="ce1" office:value-type="string">
            <text:p>ARIPUANÃ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1" office:value-type="float" office:value="5103353">
            <text:p>5103353</text:p>
          </table:table-cell>
          <table:table-cell table:style-name="ce1" office:value-type="string">
            <text:p>CONFRESA</text:p>
          </table:table-cell>
          <table:table-cell table:style-name="ce1" office:value-type="float" office:value="5107859">
            <text:p>5107859</text:p>
          </table:table-cell>
          <table:table-cell table:style-name="ce1" office:value-type="string">
            <text:p>SÃO FÉLIX DO ARAGUA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1" office:value-type="float" office:value="5105101">
            <text:p>5105101</text:p>
          </table:table-cell>
          <table:table-cell table:style-name="ce1" office:value-type="string">
            <text:p>JUARA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1" office:value-type="float" office:value="5105150">
            <text:p>5105150</text:p>
          </table:table-cell>
          <table:table-cell table:style-name="ce1" office:value-type="string">
            <text:p>JUÍNA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1" office:value-type="float" office:value="5107602">
            <text:p>5107602</text:p>
          </table:table-cell>
          <table:table-cell table:style-name="ce1" office:value-type="string">
            <text:p>RONDONÓPOLIS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1" office:value-type="float" office:value="5107859">
            <text:p>5107859</text:p>
          </table:table-cell>
          <table:table-cell table:style-name="ce1" office:value-type="string">
            <text:p>SÃO FÉLIX DO ARAGUAIA</text:p>
          </table:table-cell>
          <table:table-cell table:style-name="ce1" office:value-type="float" office:value="5103353">
            <text:p>5103353</text:p>
          </table:table-cell>
          <table:table-cell table:style-name="ce1" office:value-type="string">
            <text:p>CONFRES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1" office:value-type="float" office:value="5107909">
            <text:p>5107909</text:p>
          </table:table-cell>
          <table:table-cell table:style-name="ce1" office:value-type="string">
            <text:p>SINOP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1" office:value-type="float" office:value="1303601">
            <text:p>1303601</text:p>
          </table:table-cell>
          <table:table-cell table:style-name="ce1" office:value-type="string">
            <text:p>SANTA ISABEL DO RIO NEGRO</text:p>
          </table:table-cell>
          <table:table-cell table:style-name="ce1" office:value-type="float" office:value="1303809">
            <text:p>1303809</text:p>
          </table:table-cell>
          <table:table-cell table:style-name="ce1" office:value-type="string">
            <text:p>SÃO GABRIEL DA CACHOEI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1" office:value-type="float" office:value="5204508">
            <text:p>5204508</text:p>
          </table:table-cell>
          <table:table-cell table:style-name="ce1" office:value-type="string">
            <text:p>CALDAS NOVAS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1" office:value-type="float" office:value="1303809">
            <text:p>1303809</text:p>
          </table:table-cell>
          <table:table-cell table:style-name="ce1" office:value-type="string">
            <text:p>SÃO GABRIEL DA CACHOEIRA</text:p>
          </table:table-cell>
          <table:table-cell table:style-name="ce1" office:value-type="float" office:value="1300409">
            <text:p>1300409</text:p>
          </table:table-cell>
          <table:table-cell table:style-name="ce1" office:value-type="string">
            <text:p>BARCEL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1" office:value-type="float" office:value="5213087">
            <text:p>5213087</text:p>
          </table:table-cell>
          <table:table-cell table:style-name="ce1" office:value-type="string">
            <text:p>MINAÇU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1" office:value-type="float" office:value="5218805">
            <text:p>5218805</text:p>
          </table:table-cell>
          <table:table-cell table:style-name="ce1" office:value-type="string">
            <text:p>RIO VERDE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1" office:value-type="float" office:value="1303908">
            <text:p>1303908</text:p>
          </table:table-cell>
          <table:table-cell table:style-name="ce1" office:value-type="string">
            <text:p>SÃO PAULO DE OLIVENÇA</text:p>
          </table:table-cell>
          <table:table-cell table:style-name="ce1" office:value-type="float" office:value="1304062">
            <text:p>1304062</text:p>
          </table:table-cell>
          <table:table-cell table:style-name="ce1" office:value-type="string">
            <text:p>TABATING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1" office:value-type="float" office:value="1304062">
            <text:p>1304062</text:p>
          </table:table-cell>
          <table:table-cell table:style-name="ce1" office:value-type="string">
            <text:p>TABATINGA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1" office:value-type="float" office:value="1304203">
            <text:p>1304203</text:p>
          </table:table-cell>
          <table:table-cell table:style-name="ce1" office:value-type="string">
            <text:p>TEFÉ</text:p>
          </table:table-cell>
          <table:table-cell table:style-name="ce1" office:value-type="float" office:value="1301209">
            <text:p>1301209</text:p>
          </table:table-cell>
          <table:table-cell table:style-name="ce1" office:value-type="string">
            <text:p>COAR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1" office:value-type="float" office:value="1400027">
            <text:p>1400027</text:p>
          </table:table-cell>
          <table:table-cell table:style-name="ce1" office:value-type="string">
            <text:p>AMAJARI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1" office:value-type="float" office:value="1400100">
            <text:p>1400100</text:p>
          </table:table-cell>
          <table:table-cell table:style-name="ce1" office:value-type="string">
            <text:p>BOA VISTA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1" office:value-type="float" office:value="1500503">
            <text:p>1500503</text:p>
          </table:table-cell>
          <table:table-cell table:style-name="ce1" office:value-type="string">
            <text:p>ALMEIRIM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1" office:value-type="float" office:value="1500602">
            <text:p>1500602</text:p>
          </table:table-cell>
          <table:table-cell table:style-name="ce1" office:value-type="string">
            <text:p>ALTAMIRA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1" office:value-type="float" office:value="1502707">
            <text:p>1502707</text:p>
          </table:table-cell>
          <table:table-cell table:style-name="ce1" office:value-type="string">
            <text:p>CONCEIÇÃO DO ARAGUAIA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1" office:value-type="float" office:value="1503606">
            <text:p>1503606</text:p>
          </table:table-cell>
          <table:table-cell table:style-name="ce1" office:value-type="string">
            <text:p>ITAITUBA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1" office:value-type="float" office:value="1504208">
            <text:p>1504208</text:p>
          </table:table-cell>
          <table:table-cell table:style-name="ce1" office:value-type="string">
            <text:p>MARABÁ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style-name="ce1" office:value-type="float" office:value="1505304">
            <text:p>1505304</text:p>
          </table:table-cell>
          <table:table-cell table:style-name="ce1" office:value-type="string">
            <text:p>ORIXIMINÁ</text:p>
          </table:table-cell>
          <table:table-cell table:style-name="ce1" office:value-type="float" office:value="1506807">
            <text:p>1506807</text:p>
          </table:table-cell>
          <table:table-cell table:style-name="ce1" office:value-type="string">
            <text:p>SANTAR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style-name="ce1" office:value-type="float" office:value="1505437">
            <text:p>1505437</text:p>
          </table:table-cell>
          <table:table-cell table:style-name="ce1" office:value-type="string">
            <text:p>OURILÂNDIA DO NORTE</text:p>
          </table:table-cell>
          <table:table-cell table:style-name="ce1" office:value-type="float" office:value="1504208">
            <text:p>1504208</text:p>
          </table:table-cell>
          <table:table-cell table:style-name="ce1" office:value-type="string">
            <text:p>MARABÁ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1" office:value-type="float" office:value="1505536">
            <text:p>1505536</text:p>
          </table:table-cell>
          <table:table-cell table:style-name="ce1" office:value-type="string">
            <text:p>PARAUAPEBAS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style-name="ce1" office:value-type="float" office:value="1506138">
            <text:p>1506138</text:p>
          </table:table-cell>
          <table:table-cell table:style-name="ce1" office:value-type="string">
            <text:p>REDENÇÃO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ce1" office:value-type="float" office:value="1506708">
            <text:p>1506708</text:p>
          </table:table-cell>
          <table:table-cell table:style-name="ce1" office:value-type="string">
            <text:p>SANTANA DO ARAGUAIA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1" office:value-type="float" office:value="1100122">
            <text:p>1100122</text:p>
          </table:table-cell>
          <table:table-cell table:style-name="ce1" office:value-type="string">
            <text:p>JI-PARANÁ</text:p>
          </table:table-cell>
          <table:table-cell table:style-name="ce1" office:value-type="float" office:value="1301704">
            <text:p>1301704</text:p>
          </table:table-cell>
          <table:table-cell table:style-name="ce1" office:value-type="string">
            <text:p>HUMAITÁ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ce1" office:value-type="float" office:value="1506807">
            <text:p>1506807</text:p>
          </table:table-cell>
          <table:table-cell table:style-name="ce1" office:value-type="string">
            <text:p>SANTARÉM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1" office:value-type="float" office:value="1507300">
            <text:p>1507300</text:p>
          </table:table-cell>
          <table:table-cell table:style-name="ce1" office:value-type="string">
            <text:p>SÃO FÉLIX DO XINGU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ce1" office:value-type="float" office:value="1508100">
            <text:p>1508100</text:p>
          </table:table-cell>
          <table:table-cell table:style-name="ce1" office:value-type="string">
            <text:p>TUCURUÍ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style-name="ce1" office:value-type="float" office:value="1100304">
            <text:p>1100304</text:p>
          </table:table-cell>
          <table:table-cell table:style-name="ce1" office:value-type="string">
            <text:p>VILHENA</text:p>
          </table:table-cell>
          <table:table-cell table:style-name="ce1" office:value-type="float" office:value="1100122">
            <text:p>1100122</text:p>
          </table:table-cell>
          <table:table-cell table:style-name="ce1" office:value-type="string">
            <text:p>JI-PARANÁ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1" office:value-type="float" office:value="1600303">
            <text:p>1600303</text:p>
          </table:table-cell>
          <table:table-cell table:style-name="ce1" office:value-type="string">
            <text:p>MACAPÁ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style-name="ce1" office:value-type="float" office:value="1600709">
            <text:p>1600709</text:p>
          </table:table-cell>
          <table:table-cell table:style-name="ce1" office:value-type="string">
            <text:p>TARTARUGALZINHO</text:p>
          </table:table-cell>
          <table:table-cell table:style-name="ce1" office:value-type="float" office:value="3549805">
            <text:p>3549805</text:p>
          </table:table-cell>
          <table:table-cell table:style-name="ce1" office:value-type="string">
            <text:p>SÃO JOSÉ DO RIO PRET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1" office:value-type="float" office:value="1702109">
            <text:p>1702109</text:p>
          </table:table-cell>
          <table:table-cell table:style-name="ce1" office:value-type="string">
            <text:p>ARAGUAÍNA</text:p>
          </table:table-cell>
          <table:table-cell table:style-name="ce1" office:value-type="float" office:value="1505536">
            <text:p>1505536</text:p>
          </table:table-cell>
          <table:table-cell table:style-name="ce1" office:value-type="string">
            <text:p>PARAUAPEB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ce1" office:value-type="float" office:value="1709500">
            <text:p>1709500</text:p>
          </table:table-cell>
          <table:table-cell table:style-name="ce1" office:value-type="string">
            <text:p>GURUPI</text:p>
          </table:table-cell>
          <table:table-cell table:style-name="ce1" office:value-type="float" office:value="5107859">
            <text:p>5107859</text:p>
          </table:table-cell>
          <table:table-cell table:style-name="ce1" office:value-type="string">
            <text:p>SÃO FÉLIX DO ARAGUA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style-name="ce1" office:value-type="float" office:value="1721000">
            <text:p>1721000</text:p>
          </table:table-cell>
          <table:table-cell table:style-name="ce1" office:value-type="string">
            <text:p>PALMAS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1" office:value-type="float" office:value="2105302">
            <text:p>2105302</text:p>
          </table:table-cell>
          <table:table-cell table:style-name="ce1" office:value-type="string">
            <text:p>IMPERATRIZ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1" office:value-type="float" office:value="1200203">
            <text:p>1200203</text:p>
          </table:table-cell>
          <table:table-cell table:style-name="ce1" office:value-type="string">
            <text:p>CRUZEIRO DO SUL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style-name="ce1" office:value-type="float" office:value="2211001">
            <text:p>2211001</text:p>
          </table:table-cell>
          <table:table-cell table:style-name="ce1" office:value-type="string">
            <text:p>TERESINA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ce1" office:value-type="float" office:value="2307304">
            <text:p>2307304</text:p>
          </table:table-cell>
          <table:table-cell table:style-name="ce1" office:value-type="string">
            <text:p>JUAZEIRO DO NORTE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1" office:value-type="float" office:value="2408003">
            <text:p>2408003</text:p>
          </table:table-cell>
          <table:table-cell table:style-name="ce1" office:value-type="string">
            <text:p>MOSSORÓ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table:style-name="ce1" office:value-type="float" office:value="1200203">
            <text:p>1200203</text:p>
          </table:table-cell>
          <table:table-cell table:style-name="ce1" office:value-type="string">
            <text:p>CRUZEIRO DO SU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1" office:value-type="float" office:value="2504009">
            <text:p>2504009</text:p>
          </table:table-cell>
          <table:table-cell table:style-name="ce1" office:value-type="string">
            <text:p>CAMPINA GRANDE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ce1" office:value-type="float" office:value="2507507">
            <text:p>2507507</text:p>
          </table:table-cell>
          <table:table-cell table:style-name="ce1" office:value-type="string">
            <text:p>JOÃO PESSO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1" office:value-type="float" office:value="2604106">
            <text:p>2604106</text:p>
          </table:table-cell>
          <table:table-cell table:style-name="ce1" office:value-type="string">
            <text:p>CARUARU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1" office:value-type="float" office:value="2605459">
            <text:p>2605459</text:p>
          </table:table-cell>
          <table:table-cell table:style-name="ce1" office:value-type="string">
            <text:p>FERNANDO DE NORONHA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ce1" office:value-type="float" office:value="2611101">
            <text:p>2611101</text:p>
          </table:table-cell>
          <table:table-cell table:style-name="ce1" office:value-type="string">
            <text:p>PETROLINA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style-name="ce1" office:value-type="float" office:value="2903201">
            <text:p>2903201</text:p>
          </table:table-cell>
          <table:table-cell table:style-name="ce1" office:value-type="string">
            <text:p>BARREIRAS</text:p>
          </table:table-cell>
          <table:table-cell table:style-name="ce1" office:value-type="float" office:value="2911709">
            <text:p>2911709</text:p>
          </table:table-cell>
          <table:table-cell table:style-name="ce1" office:value-type="string">
            <text:p>GUANAMB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style-name="ce1" office:value-type="float" office:value="2903904">
            <text:p>2903904</text:p>
          </table:table-cell>
          <table:table-cell table:style-name="ce1" office:value-type="string">
            <text:p>BOM JESUS DA LAPA</text:p>
          </table:table-cell>
          <table:table-cell table:style-name="ce1" office:value-type="float" office:value="2911709">
            <text:p>2911709</text:p>
          </table:table-cell>
          <table:table-cell table:style-name="ce1" office:value-type="string">
            <text:p>GUANAMB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style-name="ce1" office:value-type="float" office:value="2911709">
            <text:p>2911709</text:p>
          </table:table-cell>
          <table:table-cell table:style-name="ce1" office:value-type="string">
            <text:p>GUANAMBI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1" office:value-type="float" office:value="1300409">
            <text:p>1300409</text:p>
          </table:table-cell>
          <table:table-cell table:style-name="ce1" office:value-type="string">
            <text:p>BARCELOS</text:p>
          </table:table-cell>
          <table:table-cell table:style-name="ce1" office:value-type="float" office:value="1303809">
            <text:p>1303809</text:p>
          </table:table-cell>
          <table:table-cell table:style-name="ce1" office:value-type="string">
            <text:p>SÃO GABRIEL DA CACHOEIR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1" office:value-type="float" office:value="2913606">
            <text:p>2913606</text:p>
          </table:table-cell>
          <table:table-cell table:style-name="ce1" office:value-type="string">
            <text:p>ILHÉUS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1" office:value-type="float" office:value="2919306">
            <text:p>2919306</text:p>
          </table:table-cell>
          <table:table-cell table:style-name="ce1" office:value-type="string">
            <text:p>LENÇÓIS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1" office:value-type="float" office:value="2924009">
            <text:p>2924009</text:p>
          </table:table-cell>
          <table:table-cell table:style-name="ce1" office:value-type="string">
            <text:p>PAULO AFONSO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ce1" office:value-type="float" office:value="1300706">
            <text:p>1300706</text:p>
          </table:table-cell>
          <table:table-cell table:style-name="ce1" office:value-type="string">
            <text:p>BOCA DO ACRE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ce1" office:value-type="float" office:value="2925303">
            <text:p>2925303</text:p>
          </table:table-cell>
          <table:table-cell table:style-name="ce1" office:value-type="string">
            <text:p>PORTO SEGURO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ce1" office:value-type="float" office:value="1300805">
            <text:p>1300805</text:p>
          </table:table-cell>
          <table:table-cell table:style-name="ce1" office:value-type="string">
            <text:p>BORBA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1" office:value-type="float" office:value="1301001">
            <text:p>1301001</text:p>
          </table:table-cell>
          <table:table-cell table:style-name="ce1" office:value-type="string">
            <text:p>CARAUARI</text:p>
          </table:table-cell>
          <table:table-cell table:style-name="ce1" office:value-type="float" office:value="1301209">
            <text:p>1301209</text:p>
          </table:table-cell>
          <table:table-cell table:style-name="ce1" office:value-type="string">
            <text:p>COAR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style-name="ce1" office:value-type="float" office:value="1301209">
            <text:p>1301209</text:p>
          </table:table-cell>
          <table:table-cell table:style-name="ce1" office:value-type="string">
            <text:p>COARI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ce1" office:value-type="float" office:value="2932507">
            <text:p>2932507</text:p>
          </table:table-cell>
          <table:table-cell table:style-name="ce1" office:value-type="string">
            <text:p>UNA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1" office:value-type="float" office:value="2933307">
            <text:p>2933307</text:p>
          </table:table-cell>
          <table:table-cell table:style-name="ce1" office:value-type="string">
            <text:p>VITÓRIA DA CONQUISTA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style-name="ce1" office:value-type="float" office:value="3104007">
            <text:p>3104007</text:p>
          </table:table-cell>
          <table:table-cell table:style-name="ce1" office:value-type="string">
            <text:p>ARAXÁ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style-name="ce1" office:value-type="float" office:value="3105608">
            <text:p>3105608</text:p>
          </table:table-cell>
          <table:table-cell table:style-name="ce1" office:value-type="string">
            <text:p>BARBACENA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style-name="ce1" office:value-type="float" office:value="1301407">
            <text:p>1301407</text:p>
          </table:table-cell>
          <table:table-cell table:style-name="ce1" office:value-type="string">
            <text:p>EIRUNEPÉ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ce1" office:value-type="float" office:value="1301605">
            <text:p>1301605</text:p>
          </table:table-cell>
          <table:table-cell table:style-name="ce1" office:value-type="string">
            <text:p>FONTE BOA</text:p>
          </table:table-cell>
          <table:table-cell table:style-name="ce1" office:value-type="float" office:value="1303908">
            <text:p>1303908</text:p>
          </table:table-cell>
          <table:table-cell table:style-name="ce1" office:value-type="string">
            <text:p>SÃO PAULO DE OLIVENÇ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style-name="ce1" office:value-type="float" office:value="3121605">
            <text:p>3121605</text:p>
          </table:table-cell>
          <table:table-cell table:style-name="ce1" office:value-type="string">
            <text:p>DIAMANTINA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style-name="ce1" office:value-type="float" office:value="3127701">
            <text:p>3127701</text:p>
          </table:table-cell>
          <table:table-cell table:style-name="ce1" office:value-type="string">
            <text:p>GOVERNADOR VALADARES</text:p>
          </table:table-cell>
          <table:table-cell table:style-name="ce1" office:value-type="float" office:value="2925303">
            <text:p>2925303</text:p>
          </table:table-cell>
          <table:table-cell table:style-name="ce1" office:value-type="string">
            <text:p>PORTO SEGU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style-name="ce1" office:value-type="float" office:value="3131307">
            <text:p>3131307</text:p>
          </table:table-cell>
          <table:table-cell table:style-name="ce1" office:value-type="string">
            <text:p>IPATINGA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style-name="ce1" office:value-type="float" office:value="3135100">
            <text:p>3135100</text:p>
          </table:table-cell>
          <table:table-cell table:style-name="ce1" office:value-type="string">
            <text:p>JANAÚBA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1" office:value-type="float" office:value="3136702">
            <text:p>3136702</text:p>
          </table:table-cell>
          <table:table-cell table:style-name="ce1" office:value-type="string">
            <text:p>JUIZ DE FOR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style-name="ce1" office:value-type="float" office:value="1301704">
            <text:p>1301704</text:p>
          </table:table-cell>
          <table:table-cell table:style-name="ce1" office:value-type="string">
            <text:p>HUMAITÁ</text:p>
          </table:table-cell>
          <table:table-cell table:style-name="ce1" office:value-type="float" office:value="1302405">
            <text:p>1302405</text:p>
          </table:table-cell>
          <table:table-cell table:style-name="ce1" office:value-type="string">
            <text:p>LÁBRE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style-name="ce1" office:value-type="float" office:value="3143302">
            <text:p>3143302</text:p>
          </table:table-cell>
          <table:table-cell table:style-name="ce1" office:value-type="string">
            <text:p>MONTES CLAROS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style-name="ce1" office:value-type="float" office:value="3148004">
            <text:p>3148004</text:p>
          </table:table-cell>
          <table:table-cell table:style-name="ce1" office:value-type="string">
            <text:p>PATOS DE MINAS</text:p>
          </table:table-cell>
          <table:table-cell table:style-name="ce1" office:value-type="float" office:value="3104007">
            <text:p>3104007</text:p>
          </table:table-cell>
          <table:table-cell table:style-name="ce1" office:value-type="string">
            <text:p>ARAXÁ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style-name="ce1" office:value-type="float" office:value="3162500">
            <text:p>3162500</text:p>
          </table:table-cell>
          <table:table-cell table:style-name="ce1" office:value-type="string">
            <text:p>SÃO JOÃO DEL REI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1" office:value-type="float" office:value="3164704">
            <text:p>3164704</text:p>
          </table:table-cell>
          <table:table-cell table:style-name="ce1" office:value-type="string">
            <text:p>SÃO SEBASTIÃO DO PARAÍSO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style-name="ce1" office:value-type="float" office:value="3170107">
            <text:p>3170107</text:p>
          </table:table-cell>
          <table:table-cell table:style-name="ce1" office:value-type="string">
            <text:p>UBERABA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style-name="ce1" office:value-type="float" office:value="3170206">
            <text:p>3170206</text:p>
          </table:table-cell>
          <table:table-cell table:style-name="ce1" office:value-type="string">
            <text:p>UBERLÂNDI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style-name="ce1" office:value-type="float" office:value="1302405">
            <text:p>1302405</text:p>
          </table:table-cell>
          <table:table-cell table:style-name="ce1" office:value-type="string">
            <text:p>LÁBREA</text:p>
          </table:table-cell>
          <table:table-cell table:style-name="ce1" office:value-type="float" office:value="1301704">
            <text:p>1301704</text:p>
          </table:table-cell>
          <table:table-cell table:style-name="ce1" office:value-type="string">
            <text:p>HUMAITÁ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style-name="ce1" office:value-type="float" office:value="3170701">
            <text:p>3170701</text:p>
          </table:table-cell>
          <table:table-cell table:style-name="ce1" office:value-type="string">
            <text:p>VARGINH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style-name="ce1" office:value-type="float" office:value="3300100">
            <text:p>3300100</text:p>
          </table:table-cell>
          <table:table-cell table:style-name="ce1" office:value-type="string">
            <text:p>ANGRA DOS REIS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style-name="ce1" office:value-type="float" office:value="3300233">
            <text:p>3300233</text:p>
          </table:table-cell>
          <table:table-cell table:style-name="ce1" office:value-type="string">
            <text:p>ARMAÇÃO DE BÚZIOS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style-name="ce1" office:value-type="float" office:value="3300704">
            <text:p>3300704</text:p>
          </table:table-cell>
          <table:table-cell table:style-name="ce1" office:value-type="string">
            <text:p>CABO FRIO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style-name="ce1" office:value-type="float" office:value="3301009">
            <text:p>3301009</text:p>
          </table:table-cell>
          <table:table-cell table:style-name="ce1" office:value-type="string">
            <text:p>CAMPOS DOS GOYTACAZES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style-name="ce1" office:value-type="float" office:value="3302403">
            <text:p>3302403</text:p>
          </table:table-cell>
          <table:table-cell table:style-name="ce1" office:value-type="string">
            <text:p>MACAÉ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style-name="ce1" office:value-type="float" office:value="3502804">
            <text:p>3502804</text:p>
          </table:table-cell>
          <table:table-cell table:style-name="ce1" office:value-type="string">
            <text:p>ARAÇATUB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style-name="ce1" office:value-type="float" office:value="3505500">
            <text:p>3505500</text:p>
          </table:table-cell>
          <table:table-cell table:style-name="ce1" office:value-type="string">
            <text:p>BARRETOS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style-name="ce1" office:value-type="float" office:value="3506003">
            <text:p>3506003</text:p>
          </table:table-cell>
          <table:table-cell table:style-name="ce1" office:value-type="string">
            <text:p>BAURU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style-name="ce1" office:value-type="float" office:value="3529005">
            <text:p>3529005</text:p>
          </table:table-cell>
          <table:table-cell table:style-name="ce1" office:value-type="string">
            <text:p>MARÍLIA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style-name="ce1" office:value-type="float" office:value="3541406">
            <text:p>3541406</text:p>
          </table:table-cell>
          <table:table-cell table:style-name="ce1" office:value-type="string">
            <text:p>PRESIDENTE PRUDENTE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100122">
            <text:p>1100122</text:p>
          </table:table-cell>
          <table:table-cell office:value-type="string">
            <text:p>JI-PARANÁ</text:p>
          </table:table-cell>
          <table:table-cell office:value-type="float" office:value="1302405">
            <text:p>1302405</text:p>
          </table:table-cell>
          <table:table-cell office:value-type="string">
            <text:p>LÁBRE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100304">
            <text:p>1100304</text:p>
          </table:table-cell>
          <table:table-cell office:value-type="string">
            <text:p>VILHEN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00409">
            <text:p>1300409</text:p>
          </table:table-cell>
          <table:table-cell office:value-type="string">
            <text:p>BARCELOS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01001">
            <text:p>1301001</text:p>
          </table:table-cell>
          <table:table-cell office:value-type="string">
            <text:p>CARAUARI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301407">
            <text:p>1301407</text:p>
          </table:table-cell>
          <table:table-cell office:value-type="string">
            <text:p>EIRUNEPÉ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01605">
            <text:p>1301605</text:p>
          </table:table-cell>
          <table:table-cell office:value-type="string">
            <text:p>FONTE BOA</text:p>
          </table:table-cell>
          <table:table-cell office:value-type="float" office:value="1304062">
            <text:p>1304062</text:p>
          </table:table-cell>
          <table:table-cell office:value-type="string">
            <text:p>TABATING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301704">
            <text:p>1301704</text:p>
          </table:table-cell>
          <table:table-cell office:value-type="string">
            <text:p>HUMAITÁ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302405">
            <text:p>1302405</text:p>
          </table:table-cell>
          <table:table-cell office:value-type="string">
            <text:p>LÁBRE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302702">
            <text:p>1302702</text:p>
          </table:table-cell>
          <table:table-cell office:value-type="string">
            <text:p>MANICORÉ</text:p>
          </table:table-cell>
          <table:table-cell office:value-type="float" office:value="1300805">
            <text:p>1300805</text:p>
          </table:table-cell>
          <table:table-cell office:value-type="string">
            <text:p>BOR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303403">
            <text:p>1303403</text:p>
          </table:table-cell>
          <table:table-cell office:value-type="string">
            <text:p>PARINTINS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03601">
            <text:p>1303601</text:p>
          </table:table-cell>
          <table:table-cell office:value-type="string">
            <text:p>SANTA ISABEL DO RIO NEGRO</text:p>
          </table:table-cell>
          <table:table-cell office:value-type="float" office:value="1300409">
            <text:p>1300409</text:p>
          </table:table-cell>
          <table:table-cell office:value-type="string">
            <text:p>BARCELO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03809">
            <text:p>1303809</text:p>
          </table:table-cell>
          <table:table-cell office:value-type="string">
            <text:p>SÃO GABRIEL DA CACHOEIRA</text:p>
          </table:table-cell>
          <table:table-cell office:value-type="float" office:value="1303601">
            <text:p>1303601</text:p>
          </table:table-cell>
          <table:table-cell office:value-type="string">
            <text:p>SANTA ISABEL DO RIO NEG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303908">
            <text:p>1303908</text:p>
          </table:table-cell>
          <table:table-cell office:value-type="string">
            <text:p>SÃO PAULO DE OLIVENÇA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304062">
            <text:p>1304062</text:p>
          </table:table-cell>
          <table:table-cell office:value-type="string">
            <text:p>TABATINGA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1301407">
            <text:p>1301407</text:p>
          </table:table-cell>
          <table:table-cell office:value-type="string">
            <text:p>EIRUNEP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500503">
            <text:p>1500503</text:p>
          </table:table-cell>
          <table:table-cell office:value-type="string">
            <text:p>ALMEIRIM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502707">
            <text:p>1502707</text:p>
          </table:table-cell>
          <table:table-cell office:value-type="string">
            <text:p>CONCEIÇÃO DO ARAGUAIA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503606">
            <text:p>1503606</text:p>
          </table:table-cell>
          <table:table-cell office:value-type="string">
            <text:p>ITAITUBA</text:p>
          </table:table-cell>
          <table:table-cell office:value-type="float" office:value="1508100">
            <text:p>1508100</text:p>
          </table:table-cell>
          <table:table-cell office:value-type="string">
            <text:p>TUCURUÍ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505304">
            <text:p>1505304</text:p>
          </table:table-cell>
          <table:table-cell office:value-type="string">
            <text:p>ORIXIMINÁ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505437">
            <text:p>1505437</text:p>
          </table:table-cell>
          <table:table-cell office:value-type="string">
            <text:p>OURILÂNDIA DO NORTE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506138">
            <text:p>1506138</text:p>
          </table:table-cell>
          <table:table-cell office:value-type="string">
            <text:p>REDENÇÃO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506708">
            <text:p>1506708</text:p>
          </table:table-cell>
          <table:table-cell office:value-type="string">
            <text:p>SANTANA DO ARAGUAIA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507300">
            <text:p>1507300</text:p>
          </table:table-cell>
          <table:table-cell office:value-type="string">
            <text:p>SÃO FÉLIX DO XINGU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508100">
            <text:p>1508100</text:p>
          </table:table-cell>
          <table:table-cell office:value-type="string">
            <text:p>TUCURUÍ</text:p>
          </table:table-cell>
          <table:table-cell office:value-type="float" office:value="1702109">
            <text:p>1702109</text:p>
          </table:table-cell>
          <table:table-cell office:value-type="string">
            <text:p>ARAGUAÍN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02109">
            <text:p>1702109</text:p>
          </table:table-cell>
          <table:table-cell office:value-type="string">
            <text:p>ARAGUAÍNA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709500">
            <text:p>1709500</text:p>
          </table:table-cell>
          <table:table-cell office:value-type="string">
            <text:p>GURUPI</text:p>
          </table:table-cell>
          <table:table-cell office:value-type="float" office:value="1506138">
            <text:p>1506138</text:p>
          </table:table-cell>
          <table:table-cell office:value-type="string">
            <text:p>REDENÇÃ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721000">
            <text:p>1721000</text:p>
          </table:table-cell>
          <table:table-cell office:value-type="string">
            <text:p>PALMA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307304">
            <text:p>2307304</text:p>
          </table:table-cell>
          <table:table-cell office:value-type="string">
            <text:p>JUAZEIRO DO NOR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408003">
            <text:p>2408003</text:p>
          </table:table-cell>
          <table:table-cell office:value-type="string">
            <text:p>MOSSORÓ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04009">
            <text:p>2504009</text:p>
          </table:table-cell>
          <table:table-cell office:value-type="string">
            <text:p>CAMPINA GRAND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903201">
            <text:p>2903201</text:p>
          </table:table-cell>
          <table:table-cell office:value-type="string">
            <text:p>BARREIRAS</text:p>
          </table:table-cell>
          <table:table-cell office:value-type="float" office:value="2903904">
            <text:p>2903904</text:p>
          </table:table-cell>
          <table:table-cell office:value-type="string">
            <text:p>BOM JESUS DA LAP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903904">
            <text:p>2903904</text:p>
          </table:table-cell>
          <table:table-cell office:value-type="string">
            <text:p>BOM JESUS DA LAP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911709">
            <text:p>2911709</text:p>
          </table:table-cell>
          <table:table-cell office:value-type="string">
            <text:p>GUANAMBI</text:p>
          </table:table-cell>
          <table:table-cell office:value-type="float" office:value="2903904">
            <text:p>2903904</text:p>
          </table:table-cell>
          <table:table-cell office:value-type="string">
            <text:p>BOM JESUS DA LAP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924009">
            <text:p>2924009</text:p>
          </table:table-cell>
          <table:table-cell office:value-type="string">
            <text:p>PAULO AFONS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932507">
            <text:p>2932507</text:p>
          </table:table-cell>
          <table:table-cell office:value-type="string">
            <text:p>U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933307">
            <text:p>2933307</text:p>
          </table:table-cell>
          <table:table-cell office:value-type="string">
            <text:p>VITÓRIA DA CONQUIST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104007">
            <text:p>3104007</text:p>
          </table:table-cell>
          <table:table-cell office:value-type="string">
            <text:p>ARAX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121605">
            <text:p>3121605</text:p>
          </table:table-cell>
          <table:table-cell office:value-type="string">
            <text:p>DIAMANTIN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127701">
            <text:p>3127701</text:p>
          </table:table-cell>
          <table:table-cell office:value-type="string">
            <text:p>GOVERNADOR VALADARES</text:p>
          </table:table-cell>
          <table:table-cell office:value-type="float" office:value="3131307">
            <text:p>3131307</text:p>
          </table:table-cell>
          <table:table-cell office:value-type="string">
            <text:p>IPATING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131307">
            <text:p>3131307</text:p>
          </table:table-cell>
          <table:table-cell office:value-type="string">
            <text:p>IPATINGA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136702">
            <text:p>3136702</text:p>
          </table:table-cell>
          <table:table-cell office:value-type="string">
            <text:p>JUIZ DE FOR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143302">
            <text:p>3143302</text:p>
          </table:table-cell>
          <table:table-cell office:value-type="string">
            <text:p>MONTES CLAROS</text:p>
          </table:table-cell>
          <table:table-cell office:value-type="float" office:value="3301009">
            <text:p>3301009</text:p>
          </table:table-cell>
          <table:table-cell office:value-type="string">
            <text:p>CAMPOS DOS GOYTACAZ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148004">
            <text:p>3148004</text:p>
          </table:table-cell>
          <table:table-cell office:value-type="string">
            <text:p>PATOS DE MINAS</text:p>
          </table:table-cell>
          <table:table-cell office:value-type="float" office:value="3170107">
            <text:p>3170107</text:p>
          </table:table-cell>
          <table:table-cell office:value-type="string">
            <text:p>UBERA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162500">
            <text:p>3162500</text:p>
          </table:table-cell>
          <table:table-cell office:value-type="string">
            <text:p>SÃO JOÃO DEL REI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164704">
            <text:p>3164704</text:p>
          </table:table-cell>
          <table:table-cell office:value-type="string">
            <text:p>SÃO SEBASTIÃO DO PARAÍS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170107">
            <text:p>3170107</text:p>
          </table:table-cell>
          <table:table-cell office:value-type="string">
            <text:p>UBERAB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170701">
            <text:p>3170701</text:p>
          </table:table-cell>
          <table:table-cell office:value-type="string">
            <text:p>VARGINH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300704">
            <text:p>3300704</text:p>
          </table:table-cell>
          <table:table-cell office:value-type="string">
            <text:p>CABO FRI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301009">
            <text:p>3301009</text:p>
          </table:table-cell>
          <table:table-cell office:value-type="string">
            <text:p>CAMPOS DOS GOYTACAZE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302403">
            <text:p>3302403</text:p>
          </table:table-cell>
          <table:table-cell office:value-type="string">
            <text:p>MACAÉ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502804">
            <text:p>3502804</text:p>
          </table:table-cell>
          <table:table-cell office:value-type="string">
            <text:p>ARAÇATUBA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505500">
            <text:p>3505500</text:p>
          </table:table-cell>
          <table:table-cell office:value-type="string">
            <text:p>BARRETOS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3502804">
            <text:p>3502804</text:p>
          </table:table-cell>
          <table:table-cell office:value-type="string">
            <text:p>ARAÇATU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529005">
            <text:p>3529005</text:p>
          </table:table-cell>
          <table:table-cell office:value-type="string">
            <text:p>MARÍLIA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549904">
            <text:p>3549904</text:p>
          </table:table-cell>
          <table:table-cell office:value-type="string">
            <text:p>SÃO JOSÉ DOS CAMPO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104808">
            <text:p>4104808</text:p>
          </table:table-cell>
          <table:table-cell office:value-type="string">
            <text:p>CASCAVEL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109401">
            <text:p>4109401</text:p>
          </table:table-cell>
          <table:table-cell office:value-type="string">
            <text:p>GUARAPUAVA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03006">
            <text:p>4203006</text:p>
          </table:table-cell>
          <table:table-cell office:value-type="string">
            <text:p>CAÇADOR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204202">
            <text:p>4204202</text:p>
          </table:table-cell>
          <table:table-cell office:value-type="string">
            <text:p>CHAPECÓ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204608">
            <text:p>4204608</text:p>
          </table:table-cell>
          <table:table-cell office:value-type="string">
            <text:p>CRICIÚM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4209003">
            <text:p>4209003</text:p>
          </table:table-cell>
          <table:table-cell office:value-type="string">
            <text:p>JOAÇAB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307005">
            <text:p>4307005</text:p>
          </table:table-cell>
          <table:table-cell office:value-type="string">
            <text:p>ERECHIM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4307005">
            <text:p>4307005</text:p>
          </table:table-cell>
          <table:table-cell office:value-type="string">
            <text:p>ERECHI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314407">
            <text:p>4314407</text:p>
          </table:table-cell>
          <table:table-cell office:value-type="string">
            <text:p>PELOTAS</text:p>
          </table:table-cell>
          <table:table-cell office:value-type="float" office:value="4315602">
            <text:p>4315602</text:p>
          </table:table-cell>
          <table:table-cell office:value-type="string">
            <text:p>RIO GRAND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4315602">
            <text:p>4315602</text:p>
          </table:table-cell>
          <table:table-cell office:value-type="string">
            <text:p>RIO GRANDE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4316907">
            <text:p>4316907</text:p>
          </table:table-cell>
          <table:table-cell office:value-type="string">
            <text:p>SANTA MARIA</text:p>
          </table:table-cell>
          <table:table-cell office:value-type="float" office:value="4317509">
            <text:p>4317509</text:p>
          </table:table-cell>
          <table:table-cell office:value-type="string">
            <text:p>SANTO ÂNGE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4317202">
            <text:p>4317202</text:p>
          </table:table-cell>
          <table:table-cell office:value-type="string">
            <text:p>SANTA ROSA</text:p>
          </table:table-cell>
          <table:table-cell office:value-type="float" office:value="4316907">
            <text:p>4316907</text:p>
          </table:table-cell>
          <table:table-cell office:value-type="string">
            <text:p>SANTA MAR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317509">
            <text:p>4317509</text:p>
          </table:table-cell>
          <table:table-cell office:value-type="string">
            <text:p>SANTO ÂNGELO</text:p>
          </table:table-cell>
          <table:table-cell office:value-type="float" office:value="4316907">
            <text:p>4316907</text:p>
          </table:table-cell>
          <table:table-cell office:value-type="string">
            <text:p>SANTA MAR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322400">
            <text:p>4322400</text:p>
          </table:table-cell>
          <table:table-cell office:value-type="string">
            <text:p>URUGUAIANA</text:p>
          </table:table-cell>
          <table:table-cell office:value-type="float" office:value="4316907">
            <text:p>4316907</text:p>
          </table:table-cell>
          <table:table-cell office:value-type="string">
            <text:p>SANTA MAR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02209">
            <text:p>5002209</text:p>
          </table:table-cell>
          <table:table-cell office:value-type="string">
            <text:p>BONITO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5003207">
            <text:p>5003207</text:p>
          </table:table-cell>
          <table:table-cell office:value-type="string">
            <text:p>CORUMBÁ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003702">
            <text:p>5003702</text:p>
          </table:table-cell>
          <table:table-cell office:value-type="string">
            <text:p>DOURADOS</text:p>
          </table:table-cell>
          <table:table-cell office:value-type="float" office:value="4104808">
            <text:p>4104808</text:p>
          </table:table-cell>
          <table:table-cell office:value-type="string">
            <text:p>CASCAVE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5100250">
            <text:p>5100250</text:p>
          </table:table-cell>
          <table:table-cell office:value-type="string">
            <text:p>ALTA FLOREST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101407">
            <text:p>5101407</text:p>
          </table:table-cell>
          <table:table-cell office:value-type="string">
            <text:p>ARIPUANÃ</text:p>
          </table:table-cell>
          <table:table-cell office:value-type="float" office:value="5105150">
            <text:p>5105150</text:p>
          </table:table-cell>
          <table:table-cell office:value-type="string">
            <text:p>JUÍN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5103353">
            <text:p>5103353</text:p>
          </table:table-cell>
          <table:table-cell office:value-type="string">
            <text:p>CONFRESA</text:p>
          </table:table-cell>
          <table:table-cell office:value-type="float" office:value="1709500">
            <text:p>1709500</text:p>
          </table:table-cell>
          <table:table-cell office:value-type="string">
            <text:p>GURUP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5105101">
            <text:p>5105101</text:p>
          </table:table-cell>
          <table:table-cell office:value-type="string">
            <text:p>JUARA</text:p>
          </table:table-cell>
          <table:table-cell office:value-type="float" office:value="5105150">
            <text:p>5105150</text:p>
          </table:table-cell>
          <table:table-cell office:value-type="string">
            <text:p>JUÍN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5105150">
            <text:p>5105150</text:p>
          </table:table-cell>
          <table:table-cell office:value-type="string">
            <text:p>JUÍNA</text:p>
          </table:table-cell>
          <table:table-cell office:value-type="float" office:value="5101407">
            <text:p>5101407</text:p>
          </table:table-cell>
          <table:table-cell office:value-type="string">
            <text:p>ARIPUANÃ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107602">
            <text:p>5107602</text:p>
          </table:table-cell>
          <table:table-cell office:value-type="string">
            <text:p>RONDONÓPOLIS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107859">
            <text:p>5107859</text:p>
          </table:table-cell>
          <table:table-cell office:value-type="string">
            <text:p>SÃO FÉLIX DO ARAGUAIA</text:p>
          </table:table-cell>
          <table:table-cell office:value-type="float" office:value="1709500">
            <text:p>1709500</text:p>
          </table:table-cell>
          <table:table-cell office:value-type="string">
            <text:p>GURUPI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107909">
            <text:p>5107909</text:p>
          </table:table-cell>
          <table:table-cell office:value-type="string">
            <text:p>SINOP</text:p>
          </table:table-cell>
          <table:table-cell office:value-type="float" office:value="5100250">
            <text:p>5100250</text:p>
          </table:table-cell>
          <table:table-cell office:value-type="string">
            <text:p>ALTA FLOREST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5204508">
            <text:p>5204508</text:p>
          </table:table-cell>
          <table:table-cell office:value-type="string">
            <text:p>CALDAS NOVAS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5213087">
            <text:p>5213087</text:p>
          </table:table-cell>
          <table:table-cell office:value-type="string">
            <text:p>MINAÇU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5218805">
            <text:p>5218805</text:p>
          </table:table-cell>
          <table:table-cell office:value-type="string">
            <text:p>RIO VERDE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100122">
            <text:p>1100122</text:p>
          </table:table-cell>
          <table:table-cell office:value-type="string">
            <text:p>JI-PARANÁ</text:p>
          </table:table-cell>
          <table:table-cell office:value-type="float" office:value="1100304">
            <text:p>1100304</text:p>
          </table:table-cell>
          <table:table-cell office:value-type="string">
            <text:p>VILHE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100304">
            <text:p>1100304</text:p>
          </table:table-cell>
          <table:table-cell office:value-type="string">
            <text:p>VILHENA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200203">
            <text:p>1200203</text:p>
          </table:table-cell>
          <table:table-cell office:value-type="string">
            <text:p>CRUZEIRO DO SUL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200401">
            <text:p>1200401</text:p>
          </table:table-cell>
          <table:table-cell office:value-type="string">
            <text:p>RIO BRANC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00409">
            <text:p>1300409</text:p>
          </table:table-cell>
          <table:table-cell office:value-type="string">
            <text:p>BARCELOS</text:p>
          </table:table-cell>
          <table:table-cell office:value-type="float" office:value="1303601">
            <text:p>1303601</text:p>
          </table:table-cell>
          <table:table-cell office:value-type="string">
            <text:p>SANTA ISABEL DO RIO NEG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301209">
            <text:p>1301209</text:p>
          </table:table-cell>
          <table:table-cell office:value-type="string">
            <text:p>COARI</text:p>
          </table:table-cell>
          <table:table-cell office:value-type="float" office:value="1301407">
            <text:p>1301407</text:p>
          </table:table-cell>
          <table:table-cell office:value-type="string">
            <text:p>EIRUNEPÉ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301407">
            <text:p>1301407</text:p>
          </table:table-cell>
          <table:table-cell office:value-type="string">
            <text:p>EIRUNEPÉ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301704">
            <text:p>1301704</text:p>
          </table:table-cell>
          <table:table-cell office:value-type="string">
            <text:p>HUMAITÁ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302405">
            <text:p>1302405</text:p>
          </table:table-cell>
          <table:table-cell office:value-type="string">
            <text:p>LÁBREA</text:p>
          </table:table-cell>
          <table:table-cell office:value-type="float" office:value="1100205">
            <text:p>1100205</text:p>
          </table:table-cell>
          <table:table-cell office:value-type="string">
            <text:p>PORTO VELH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303403">
            <text:p>1303403</text:p>
          </table:table-cell>
          <table:table-cell office:value-type="string">
            <text:p>PARINTINS</text:p>
          </table:table-cell>
          <table:table-cell office:value-type="float" office:value="1508100">
            <text:p>1508100</text:p>
          </table:table-cell>
          <table:table-cell office:value-type="string">
            <text:p>TUCURUÍ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303601">
            <text:p>1303601</text:p>
          </table:table-cell>
          <table:table-cell office:value-type="string">
            <text:p>SANTA ISABEL DO RIO NEGRO</text:p>
          </table:table-cell>
          <table:table-cell office:value-type="float" office:value="1302603">
            <text:p>1302603</text:p>
          </table:table-cell>
          <table:table-cell office:value-type="string">
            <text:p>MANA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303809">
            <text:p>1303809</text:p>
          </table:table-cell>
          <table:table-cell office:value-type="string">
            <text:p>SÃO GABRIEL DA CACHOEIRA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304062">
            <text:p>1304062</text:p>
          </table:table-cell>
          <table:table-cell office:value-type="string">
            <text:p>TABATINGA</text:p>
          </table:table-cell>
          <table:table-cell office:value-type="float" office:value="1303809">
            <text:p>1303809</text:p>
          </table:table-cell>
          <table:table-cell office:value-type="string">
            <text:p>SÃO GABRIEL DA CACHOEI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304203">
            <text:p>1304203</text:p>
          </table:table-cell>
          <table:table-cell office:value-type="string">
            <text:p>TEFÉ</text:p>
          </table:table-cell>
          <table:table-cell office:value-type="float" office:value="1304062">
            <text:p>1304062</text:p>
          </table:table-cell>
          <table:table-cell office:value-type="string">
            <text:p>TABATING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400100">
            <text:p>1400100</text:p>
          </table:table-cell>
          <table:table-cell office:value-type="string">
            <text:p>BOA VIST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500503">
            <text:p>1500503</text:p>
          </table:table-cell>
          <table:table-cell office:value-type="string">
            <text:p>ALMEIRIM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1303403">
            <text:p>1303403</text:p>
          </table:table-cell>
          <table:table-cell office:value-type="string">
            <text:p>PARINTIN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502707">
            <text:p>1502707</text:p>
          </table:table-cell>
          <table:table-cell office:value-type="string">
            <text:p>CONCEIÇÃO DO ARAGUAIA</text:p>
          </table:table-cell>
          <table:table-cell office:value-type="float" office:value="1506708">
            <text:p>1506708</text:p>
          </table:table-cell>
          <table:table-cell office:value-type="string">
            <text:p>SANTANA DO ARAGUA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503606">
            <text:p>1503606</text:p>
          </table:table-cell>
          <table:table-cell office:value-type="string">
            <text:p>ITAITUBA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504208">
            <text:p>1504208</text:p>
          </table:table-cell>
          <table:table-cell office:value-type="string">
            <text:p>MARABÁ</text:p>
          </table:table-cell>
          <table:table-cell office:value-type="float" office:value="1505437">
            <text:p>1505437</text:p>
          </table:table-cell>
          <table:table-cell office:value-type="string">
            <text:p>OURILÂNDIA DO NOR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505304">
            <text:p>1505304</text:p>
          </table:table-cell>
          <table:table-cell office:value-type="string">
            <text:p>ORIXIMINÁ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505437">
            <text:p>1505437</text:p>
          </table:table-cell>
          <table:table-cell office:value-type="string">
            <text:p>OURILÂNDIA DO NORTE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1500602">
            <text:p>1500602</text:p>
          </table:table-cell>
          <table:table-cell office:value-type="string">
            <text:p>ALTAMI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506138">
            <text:p>1506138</text:p>
          </table:table-cell>
          <table:table-cell office:value-type="string">
            <text:p>REDENÇÃO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506708">
            <text:p>1506708</text:p>
          </table:table-cell>
          <table:table-cell office:value-type="string">
            <text:p>SANTANA DO ARAGUAIA</text:p>
          </table:table-cell>
          <table:table-cell office:value-type="float" office:value="1502707">
            <text:p>1502707</text:p>
          </table:table-cell>
          <table:table-cell office:value-type="string">
            <text:p>CONCEIÇÃO DO ARAGUA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506807">
            <text:p>1506807</text:p>
          </table:table-cell>
          <table:table-cell office:value-type="string">
            <text:p>SANTARÉM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507300">
            <text:p>1507300</text:p>
          </table:table-cell>
          <table:table-cell office:value-type="string">
            <text:p>SÃO FÉLIX DO XINGU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08100">
            <text:p>1508100</text:p>
          </table:table-cell>
          <table:table-cell office:value-type="string">
            <text:p>TUCURUÍ</text:p>
          </table:table-cell>
          <table:table-cell office:value-type="float" office:value="1505536">
            <text:p>1505536</text:p>
          </table:table-cell>
          <table:table-cell office:value-type="string">
            <text:p>PARAUAPEB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600303">
            <text:p>1600303</text:p>
          </table:table-cell>
          <table:table-cell office:value-type="string">
            <text:p>MACAPÁ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702109">
            <text:p>1702109</text:p>
          </table:table-cell>
          <table:table-cell office:value-type="string">
            <text:p>ARAGUAÍN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709500">
            <text:p>1709500</text:p>
          </table:table-cell>
          <table:table-cell office:value-type="string">
            <text:p>GURUPI</text:p>
          </table:table-cell>
          <table:table-cell office:value-type="float" office:value="5103353">
            <text:p>5103353</text:p>
          </table:table-cell>
          <table:table-cell office:value-type="string">
            <text:p>CONFRES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721000">
            <text:p>1721000</text:p>
          </table:table-cell>
          <table:table-cell office:value-type="string">
            <text:p>PALMAS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105302">
            <text:p>2105302</text:p>
          </table:table-cell>
          <table:table-cell office:value-type="string">
            <text:p>IMPERATRIZ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111300">
            <text:p>2111300</text:p>
          </table:table-cell>
          <table:table-cell office:value-type="string">
            <text:p>SÃO LUÍS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211001">
            <text:p>2211001</text:p>
          </table:table-cell>
          <table:table-cell office:value-type="string">
            <text:p>TERESIN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304400">
            <text:p>2304400</text:p>
          </table:table-cell>
          <table:table-cell office:value-type="string">
            <text:p>FORTALEZ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307304">
            <text:p>2307304</text:p>
          </table:table-cell>
          <table:table-cell office:value-type="string">
            <text:p>JUAZEIRO DO NORTE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507507">
            <text:p>2507507</text:p>
          </table:table-cell>
          <table:table-cell office:value-type="string">
            <text:p>JOÃO PESSOA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float" office:value="2408102">
            <text:p>2408102</text:p>
          </table:table-cell>
          <table:table-cell office:value-type="string">
            <text:p>NATA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04302">
            <text:p>2704302</text:p>
          </table:table-cell>
          <table:table-cell office:value-type="string">
            <text:p>MACEIÓ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800308">
            <text:p>2800308</text:p>
          </table:table-cell>
          <table:table-cell office:value-type="string">
            <text:p>ARACAJU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903201">
            <text:p>2903201</text:p>
          </table:table-cell>
          <table:table-cell office:value-type="string">
            <text:p>BARREIRAS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913606">
            <text:p>2913606</text:p>
          </table:table-cell>
          <table:table-cell office:value-type="string">
            <text:p>ILHÉU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925303">
            <text:p>2925303</text:p>
          </table:table-cell>
          <table:table-cell office:value-type="string">
            <text:p>PORTO SEGUR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932507">
            <text:p>2932507</text:p>
          </table:table-cell>
          <table:table-cell office:value-type="string">
            <text:p>UN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933307">
            <text:p>2933307</text:p>
          </table:table-cell>
          <table:table-cell office:value-type="string">
            <text:p>VITÓRIA DA CONQUIST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104007">
            <text:p>3104007</text:p>
          </table:table-cell>
          <table:table-cell office:value-type="string">
            <text:p>ARAXÁ</text:p>
          </table:table-cell>
          <table:table-cell office:value-type="float" office:value="3170107">
            <text:p>3170107</text:p>
          </table:table-cell>
          <table:table-cell office:value-type="string">
            <text:p>UBERA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2927408">
            <text:p>2927408</text:p>
          </table:table-cell>
          <table:table-cell office:value-type="string">
            <text:p>SALVADO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127701">
            <text:p>3127701</text:p>
          </table:table-cell>
          <table:table-cell office:value-type="string">
            <text:p>GOVERNADOR VALADARE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131307">
            <text:p>3131307</text:p>
          </table:table-cell>
          <table:table-cell office:value-type="string">
            <text:p>IPATINGA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136702">
            <text:p>3136702</text:p>
          </table:table-cell>
          <table:table-cell office:value-type="string">
            <text:p>JUIZ DE FORA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143302">
            <text:p>3143302</text:p>
          </table:table-cell>
          <table:table-cell office:value-type="string">
            <text:p>MONTES CLAROS</text:p>
          </table:table-cell>
          <table:table-cell office:value-type="float" office:value="3131307">
            <text:p>3131307</text:p>
          </table:table-cell>
          <table:table-cell office:value-type="string">
            <text:p>IPATING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148004">
            <text:p>3148004</text:p>
          </table:table-cell>
          <table:table-cell office:value-type="string">
            <text:p>PATOS DE MINAS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162500">
            <text:p>3162500</text:p>
          </table:table-cell>
          <table:table-cell office:value-type="string">
            <text:p>SÃO JOÃO DEL REI</text:p>
          </table:table-cell>
          <table:table-cell office:value-type="float" office:value="3136702">
            <text:p>3136702</text:p>
          </table:table-cell>
          <table:table-cell office:value-type="string">
            <text:p>JUIZ DE FO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170107">
            <text:p>3170107</text:p>
          </table:table-cell>
          <table:table-cell office:value-type="string">
            <text:p>UBERAB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170701">
            <text:p>3170701</text:p>
          </table:table-cell>
          <table:table-cell office:value-type="string">
            <text:p>VARGINHA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300704">
            <text:p>3300704</text:p>
          </table:table-cell>
          <table:table-cell office:value-type="string">
            <text:p>CABO FRIO</text:p>
          </table:table-cell>
          <table:table-cell office:value-type="float" office:value="3106200">
            <text:p>3106200</text:p>
          </table:table-cell>
          <table:table-cell office:value-type="string">
            <text:p>BELO HORIZO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301009">
            <text:p>3301009</text:p>
          </table:table-cell>
          <table:table-cell office:value-type="string">
            <text:p>CAMPOS DOS GOYTACAZES</text:p>
          </table:table-cell>
          <table:table-cell office:value-type="float" office:value="3205309">
            <text:p>3205309</text:p>
          </table:table-cell>
          <table:table-cell office:value-type="string">
            <text:p>VITÓR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302403">
            <text:p>3302403</text:p>
          </table:table-cell>
          <table:table-cell office:value-type="string">
            <text:p>MACAÉ</text:p>
          </table:table-cell>
          <table:table-cell office:value-type="float" office:value="3301009">
            <text:p>3301009</text:p>
          </table:table-cell>
          <table:table-cell office:value-type="string">
            <text:p>CAMPOS DOS GOYTACAZ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502804">
            <text:p>3502804</text:p>
          </table:table-cell>
          <table:table-cell office:value-type="string">
            <text:p>ARAÇATUBA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509502">
            <text:p>3509502</text:p>
          </table:table-cell>
          <table:table-cell office:value-type="string">
            <text:p>CAMPINA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529005">
            <text:p>3529005</text:p>
          </table:table-cell>
          <table:table-cell office:value-type="string">
            <text:p>MARÍLIA</text:p>
          </table:table-cell>
          <table:table-cell office:value-type="float" office:value="3506003">
            <text:p>3506003</text:p>
          </table:table-cell>
          <table:table-cell office:value-type="string">
            <text:p>BAU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541406">
            <text:p>3541406</text:p>
          </table:table-cell>
          <table:table-cell office:value-type="string">
            <text:p>PRESIDENTE PRUDENTE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543402">
            <text:p>3543402</text:p>
          </table:table-cell>
          <table:table-cell office:value-type="string">
            <text:p>RIBEIRÃO PRET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549805">
            <text:p>3549805</text:p>
          </table:table-cell>
          <table:table-cell office:value-type="string">
            <text:p>SÃO JOSÉ DO RIO PRETO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549904">
            <text:p>3549904</text:p>
          </table:table-cell>
          <table:table-cell office:value-type="string">
            <text:p>SÃO JOSÉ DOS CAMPOS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550308">
            <text:p>3550308</text:p>
          </table:table-cell>
          <table:table-cell office:value-type="string">
            <text:p>SÃO PAULO</text:p>
          </table:table-cell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4104808">
            <text:p>4104808</text:p>
          </table:table-cell>
          <table:table-cell office:value-type="string">
            <text:p>CASCAVEL</text:p>
          </table:table-cell>
          <table:table-cell office:value-type="float" office:value="5003702">
            <text:p>5003702</text:p>
          </table:table-cell>
          <table:table-cell office:value-type="string">
            <text:p>DOURAD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108304">
            <text:p>4108304</text:p>
          </table:table-cell>
          <table:table-cell office:value-type="string">
            <text:p>FOZ DO IGUAÇU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4115200">
            <text:p>4115200</text:p>
          </table:table-cell>
          <table:table-cell office:value-type="string">
            <text:p>MARINGÁ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4203006">
            <text:p>4203006</text:p>
          </table:table-cell>
          <table:table-cell office:value-type="string">
            <text:p>CAÇADOR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4204202">
            <text:p>4204202</text:p>
          </table:table-cell>
          <table:table-cell office:value-type="string">
            <text:p>CHAPECÓ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204608">
            <text:p>4204608</text:p>
          </table:table-cell>
          <table:table-cell office:value-type="string">
            <text:p>CRICIÚMA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205407">
            <text:p>4205407</text:p>
          </table:table-cell>
          <table:table-cell office:value-type="string">
            <text:p>FLORIANÓPOLIS</text:p>
          </table:table-cell>
          <table:table-cell office:value-type="float" office:value="3304557">
            <text:p>3304557</text:p>
          </table:table-cell>
          <table:table-cell office:value-type="string">
            <text:p>RIO DE JANEIR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209003">
            <text:p>4209003</text:p>
          </table:table-cell>
          <table:table-cell office:value-type="string">
            <text:p>JOAÇABA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209102">
            <text:p>4209102</text:p>
          </table:table-cell>
          <table:table-cell office:value-type="string">
            <text:p>JOINVILLE</text:p>
          </table:table-cell>
          <table:table-cell office:value-type="float" office:value="4204608">
            <text:p>4204608</text:p>
          </table:table-cell>
          <table:table-cell office:value-type="string">
            <text:p>CRICIÚM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4211306">
            <text:p>4211306</text:p>
          </table:table-cell>
          <table:table-cell office:value-type="string">
            <text:p>NAVEGANTES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305108">
            <text:p>4305108</text:p>
          </table:table-cell>
          <table:table-cell office:value-type="string">
            <text:p>CAXIAS DO SUL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4307005">
            <text:p>4307005</text:p>
          </table:table-cell>
          <table:table-cell office:value-type="string">
            <text:p>ERECHIM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4317202">
            <text:p>4317202</text:p>
          </table:table-cell>
          <table:table-cell office:value-type="string">
            <text:p>SANTA ROS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314407">
            <text:p>4314407</text:p>
          </table:table-cell>
          <table:table-cell office:value-type="string">
            <text:p>PELOTAS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315602">
            <text:p>4315602</text:p>
          </table:table-cell>
          <table:table-cell office:value-type="string">
            <text:p>RIO GRANDE</text:p>
          </table:table-cell>
          <table:table-cell office:value-type="float" office:value="4314407">
            <text:p>4314407</text:p>
          </table:table-cell>
          <table:table-cell office:value-type="string">
            <text:p>PELOT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316907">
            <text:p>4316907</text:p>
          </table:table-cell>
          <table:table-cell office:value-type="string">
            <text:p>SANTA MARI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4317202">
            <text:p>4317202</text:p>
          </table:table-cell>
          <table:table-cell office:value-type="string">
            <text:p>SANTA ROSA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4317509">
            <text:p>4317509</text:p>
          </table:table-cell>
          <table:table-cell office:value-type="string">
            <text:p>SANTO ÂNGELO</text:p>
          </table:table-cell>
          <table:table-cell office:value-type="float" office:value="4314100">
            <text:p>4314100</text:p>
          </table:table-cell>
          <table:table-cell office:value-type="string">
            <text:p>PASSO FUND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4322400">
            <text:p>4322400</text:p>
          </table:table-cell>
          <table:table-cell office:value-type="string">
            <text:p>URUGUAIANA</text:p>
          </table:table-cell>
          <table:table-cell office:value-type="float" office:value="4314902">
            <text:p>4314902</text:p>
          </table:table-cell>
          <table:table-cell office:value-type="string">
            <text:p>PORTO ALEGR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5002209">
            <text:p>5002209</text:p>
          </table:table-cell>
          <table:table-cell office:value-type="string">
            <text:p>BONITO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5002704">
            <text:p>5002704</text:p>
          </table:table-cell>
          <table:table-cell office:value-type="string">
            <text:p>CAMPO GRANDE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5003702">
            <text:p>5003702</text:p>
          </table:table-cell>
          <table:table-cell office:value-type="string">
            <text:p>DOURADO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5101407">
            <text:p>5101407</text:p>
          </table:table-cell>
          <table:table-cell office:value-type="string">
            <text:p>ARIPUANÃ</text:p>
          </table:table-cell>
          <table:table-cell office:value-type="float" office:value="5105101">
            <text:p>5105101</text:p>
          </table:table-cell>
          <table:table-cell office:value-type="string">
            <text:p>JUAR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5103353">
            <text:p>5103353</text:p>
          </table:table-cell>
          <table:table-cell office:value-type="string">
            <text:p>CONFRESA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5105101">
            <text:p>5105101</text:p>
          </table:table-cell>
          <table:table-cell office:value-type="string">
            <text:p>JUARA</text:p>
          </table:table-cell>
          <table:table-cell office:value-type="float" office:value="5103403">
            <text:p>5103403</text:p>
          </table:table-cell>
          <table:table-cell office:value-type="string">
            <text:p>CUIABÁ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5107602">
            <text:p>5107602</text:p>
          </table:table-cell>
          <table:table-cell office:value-type="string">
            <text:p>RONDONÓPOLIS</text:p>
          </table:table-cell>
          <table:table-cell office:value-type="float" office:value="4106902">
            <text:p>4106902</text:p>
          </table:table-cell>
          <table:table-cell office:value-type="string">
            <text:p>CURITIB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5107859">
            <text:p>5107859</text:p>
          </table:table-cell>
          <table:table-cell office:value-type="string">
            <text:p>SÃO FÉLIX DO ARAGUAIA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5204508">
            <text:p>5204508</text:p>
          </table:table-cell>
          <table:table-cell office:value-type="string">
            <text:p>CALDAS NOVAS</text:p>
          </table:table-cell>
          <table:table-cell office:value-type="float" office:value="4113700">
            <text:p>4113700</text:p>
          </table:table-cell>
          <table:table-cell office:value-type="string">
            <text:p>LONDRIN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5208707">
            <text:p>5208707</text:p>
          </table:table-cell>
          <table:table-cell office:value-type="string">
            <text:p>GOIÂNIA</text:p>
          </table:table-cell>
          <table:table-cell office:value-type="float" office:value="1721000">
            <text:p>1721000</text:p>
          </table:table-cell>
          <table:table-cell office:value-type="string">
            <text:p>PALMA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5213087">
            <text:p>5213087</text:p>
          </table:table-cell>
          <table:table-cell office:value-type="string">
            <text:p>MINAÇU</text:p>
          </table:table-cell>
          <table:table-cell office:value-type="float" office:value="1709500">
            <text:p>1709500</text:p>
          </table:table-cell>
          <table:table-cell office:value-type="string">
            <text:p>GURUPI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5218805">
            <text:p>5218805</text:p>
          </table:table-cell>
          <table:table-cell office:value-type="string">
            <text:p>RIO VERDE</text:p>
          </table:table-cell>
          <table:table-cell office:value-type="float" office:value="3170206">
            <text:p>3170206</text:p>
          </table:table-cell>
          <table:table-cell office:value-type="string">
            <text:p>UBERLÂNDI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5300108">
            <text:p>5300108</text:p>
          </table:table-cell>
          <table:table-cell office:value-type="string">
            <text:p>BRASÍLIA</text:p>
          </table:table-cell>
          <table:table-cell office:value-type="float" office:value="1501402">
            <text:p>1501402</text:p>
          </table:table-cell>
          <table:table-cell office:value-type="string">
            <text:p>BELÉM</text:p>
          </table:table-cell>
          <table:table-cell office:value-type="float" office:value="3">
            <text:p>3</text:p>
          </table:table-cell>
        </table:table-row>
      </table:table>
      <table:table table:name="Dicionário de variávei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>
            <text:p>Código/Sigla</text:p>
          </table:table-cell>
          <table:table-cell table:style-name="ce3" office:value-type="string">
            <text:p>Descrição</text:p>
          </table:table-cell>
          <table:table-cell table:style-name="ce3" office:value-type="string">
            <text:p>Fonte</text:p>
          </table:table-cell>
          <table:table-cell table:style-name="ce3" office:value-type="string">
            <text:p>Ano</text:p>
          </table:table-cell>
          <table:table-cell table:style-name="ce3" office:value-type="string">
            <text:p>Unidade de medida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dentificador arbitrário único da ligação</text:p>
          </table:table-cell>
          <table:table-cell/>
          <table:table-cell table:number-columns-repeated="2" table:style-name="ce4" office:value-type="string">
            <text:p>--</text:p>
          </table:table-cell>
        </table:table-row>
        <table:table-row table:style-name="ro2">
          <table:table-cell office:value-type="string">
            <text:p>Cod-orig</text:p>
          </table:table-cell>
          <table:table-cell office:value-type="string">
            <text:p>Código do município de origem da ligação</text:p>
          </table:table-cell>
          <table:table-cell office:value-type="string">
            <text:p>IBGE</text:p>
          </table:table-cell>
          <table:table-cell table:number-columns-repeated="2" table:style-name="ce4" office:value-type="string">
            <text:p>--</text:p>
          </table:table-cell>
        </table:table-row>
        <table:table-row table:style-name="ro2">
          <table:table-cell office:value-type="string">
            <text:p>Mun-origem</text:p>
          </table:table-cell>
          <table:table-cell office:value-type="string">
            <text:p>Nome do município de origem da ligação</text:p>
          </table:table-cell>
          <table:table-cell office:value-type="string">
            <text:p>IBGE</text:p>
          </table:table-cell>
          <table:table-cell table:number-columns-repeated="2" table:style-name="ce4" office:value-type="string">
            <text:p>--</text:p>
          </table:table-cell>
        </table:table-row>
        <table:table-row table:style-name="ro2">
          <table:table-cell office:value-type="string">
            <text:p>Cod-dest</text:p>
          </table:table-cell>
          <table:table-cell office:value-type="string">
            <text:p>Código do município de destino da ligação</text:p>
          </table:table-cell>
          <table:table-cell office:value-type="string">
            <text:p>IBGE</text:p>
          </table:table-cell>
          <table:table-cell table:number-columns-repeated="2" table:style-name="ce4" office:value-type="string">
            <text:p>--</text:p>
          </table:table-cell>
        </table:table-row>
        <table:table-row table:style-name="ro2">
          <table:table-cell office:value-type="string">
            <text:p>Mun-destino</text:p>
          </table:table-cell>
          <table:table-cell office:value-type="string">
            <text:p>Nome do município de origem da ligação</text:p>
          </table:table-cell>
          <table:table-cell office:value-type="string">
            <text:p>IBGE</text:p>
          </table:table-cell>
          <table:table-cell table:number-columns-repeated="2" table:style-name="ce4" office:value-type="string">
            <text:p>--</text:p>
          </table:table-cell>
        </table:table-row>
        <table:table-row table:style-name="ro1">
          <table:table-cell office:value-type="string">
            <text:p>Ordem</text:p>
          </table:table-cell>
          <table:table-cell office:value-type="string">
            <text:p>Ordem da ligação</text:p>
          </table:table-cell>
          <table:table-cell office:value-type="string">
            <text:p>Anuários estatísticos da aviação civil, 1972-1995, DAC; Anuários do transporte aéreo 2000-2005, DAC; Anuário do transporte aéreo 2010, ANAC.</text:p>
          </table:table-cell>
          <table:table-cell office:value-type="string">
            <text:p>1972-2010</text:p>
          </table:table-cell>
          <table:table-cell table:style-name="ce4" office:value-type="string">
            <text:p>--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assageiros.A1:Passageiros.F1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15" number:min-integer-digits="1"/>
    </number:number-style>
    <number:number-style style:name="N140">
      <number:number number:decimal-places="6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ax_5f_fl_5f_dominante_5f_saida_5f_2010_5f_SED" style:display-name="PageStyle_pax_fl_dominante_saida_2010_S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1T09:59:44.58</meta:creation-date>
    <dc:date>2012-05-21T15:36:25.64</dc:date>
    <meta:editing-duration>PT27M3S</meta:editing-duration>
    <meta:editing-cycles>12</meta:editing-cycles>
    <meta:generator>LibreOffice/3.5$Windows_x86 LibreOffice_project/235ab8a-3802056-4a8fed3-2d66ea8-e241b80</meta:generator>
    <meta:document-statistic meta:table-count="3" meta:cell-count="4696" meta:object-count="0"/>
  </office:meta>
</office:document-meta>
</file>